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style style:name="T3" style:parent-style-name="Policepardéfaut" style:family="text">
      <style:text-properties fo:font-weight="bold" style:font-weight-asian="bold" style:font-weight-complex="bold"/>
    </style:style>
    <style:style style:name="P4" style:parent-style-name="Normal" style:family="paragraph"/>
    <style:style style:name="T5" style:parent-style-name="Policepardéfaut" style:family="text">
      <style:text-properties fo:font-weight="bold" style:font-weight-asian="bold" style:font-weight-complex="bold"/>
    </style:style>
    <style:style style:name="P6" style:parent-style-name="Normal" style:family="paragraph"/>
    <style:style style:name="T7" style:parent-style-name="Policepardéfaut" style:family="text">
      <style:text-properties fo:font-weight="bold" style:font-weight-asian="bold" style:font-weight-complex="bold"/>
    </style:style>
    <style:style style:name="P8" style:parent-style-name="Normal" style:family="paragraph"/>
    <style:style style:name="T9" style:parent-style-name="Policepardéfaut" style:family="text">
      <style:text-properties fo:font-weight="bold" style:font-weight-asian="bold" style:font-weight-complex="bold"/>
    </style:style>
    <style:style style:name="P10" style:parent-style-name="Normal" style:family="paragraph"/>
    <style:style style:name="T11" style:parent-style-name="Policepardéfaut" style:family="text">
      <style:text-properties fo:font-weight="bold" style:font-weight-asian="bold" style:font-weight-complex="bold"/>
    </style:style>
    <style:style style:name="P12" style:parent-style-name="Normal" style:family="paragraph"/>
    <style:style style:name="P13" style:parent-style-name="Normal" style:family="paragraph"/>
    <style:style style:name="P14" style:parent-style-name="Normal" style:family="paragraph"/>
    <style:style style:name="T15" style:parent-style-name="Policepardéfaut" style:family="text">
      <style:text-properties fo:font-weight="bold" style:font-weight-asian="bold" style:font-weight-complex="bold"/>
    </style:style>
    <style:style style:name="P16" style:parent-style-name="Normal" style:family="paragraph"/>
    <style:style style:name="P17" style:parent-style-name="Normal" style:family="paragraph"/>
    <style:style style:name="P18" style:parent-style-name="Normal" style:family="paragraph">
      <style:paragraph-properties fo:margin-left="1in">
        <style:tab-stops/>
      </style:paragraph-properties>
    </style:style>
    <style:style style:name="P19" style:parent-style-name="Normal" style:family="paragraph">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style style:name="P23" style:parent-style-name="Normal" style:family="paragraph"/>
    <style:style style:name="P24" style:parent-style-name="Normal" style:family="paragraph">
      <style:text-properties fo:font-weight="bold" style:font-weight-asian="bold" style:font-weight-complex="bold"/>
    </style:style>
    <style:style style:name="P25" style:parent-style-name="Normal" style:family="paragraph"/>
    <style:style style:name="P26" style:parent-style-name="Normal" style:family="paragraph"/>
    <style:style style:name="P27" style:parent-style-name="Normal" style:family="paragraph"/>
    <style:style style:name="P28" style:parent-style-name="Normal" style:family="paragraph">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P31" style:parent-style-name="Normal" style:family="paragraph"/>
    <style:style style:name="P32" style:parent-style-name="Normal" style:family="paragraph"/>
    <style:style style:name="P33" style:parent-style-name="Normal" style:family="paragraph"/>
    <style:style style:name="P34" style:parent-style-name="Normal" style:family="paragraph"/>
    <style:style style:name="P35" style:parent-style-name="Normal" style:family="paragraph"/>
    <style:style style:name="P36" style:parent-style-name="Normal" style:family="paragraph"/>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style:style>
    <style:style style:name="T49" style:parent-style-name="Policepardéfaut"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P51" style:parent-style-name="Normal" style:family="paragraph">
      <style:paragraph-properties fo:text-indent="0.4916in"/>
    </style:style>
    <style:style style:name="P52" style:parent-style-name="Normal" style:family="paragraph">
      <style:paragraph-properties fo:text-indent="0.4916in"/>
    </style:style>
    <style:style style:name="P53" style:parent-style-name="Normal" style:family="paragraph">
      <style:paragraph-properties fo:margin-left="0.4916in" fo:text-indent="0.4916in">
        <style:tab-stops/>
      </style:paragraph-properties>
    </style:style>
    <style:style style:name="P54" style:parent-style-name="Normal" style:family="paragraph">
      <style:paragraph-properties fo:margin-left="0.4916in" fo:text-indent="0.4916in">
        <style:tab-stops/>
      </style:paragraph-properties>
    </style:style>
    <style:style style:name="P55" style:parent-style-name="Normal" style:family="paragraph">
      <style:paragraph-properties fo:text-indent="0.4916in"/>
    </style:style>
    <style:style style:name="P56" style:parent-style-name="Normal" style:family="paragraph">
      <style:paragraph-properties fo:text-indent="0.4916in"/>
    </style:style>
    <style:style style:name="P57" style:parent-style-name="Normal" style:family="paragraph">
      <style:paragraph-properties fo:text-indent="0.4916in"/>
    </style:style>
    <style:style style:name="P58" style:parent-style-name="Normal" style:family="paragraph">
      <style:paragraph-properties fo:margin-left="0.4916in" fo:text-indent="0.4916in">
        <style:tab-stops/>
      </style:paragraph-properties>
    </style:style>
    <style:style style:name="P59" style:parent-style-name="Normal" style:family="paragraph">
      <style:paragraph-properties fo:margin-left="0.4916in" fo:text-indent="0.4916in">
        <style:tab-stops/>
      </style:paragraph-properties>
    </style:style>
    <style:style style:name="P60" style:parent-style-name="Normal" style:family="paragraph">
      <style:paragraph-properties fo:text-indent="0.4916in"/>
    </style:style>
    <style:style style:name="P61" style:parent-style-name="Normal" style:family="paragraph">
      <style:paragraph-properties fo:text-indent="0.4916in"/>
    </style:style>
    <style:style style:name="P62" style:parent-style-name="Normal" style:family="paragraph">
      <style:paragraph-properties fo:text-indent="0.4916in"/>
    </style:style>
    <style:style style:name="P63" style:parent-style-name="Normal" style:family="paragraph">
      <style:paragraph-properties fo:text-indent="0.4916in"/>
    </style:style>
    <style:style style:name="P64" style:parent-style-name="Normal" style:family="paragraph">
      <style:paragraph-properties fo:margin-left="0.4916in" fo:text-indent="0.4916in">
        <style:tab-stops/>
      </style:paragraph-properties>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style:style>
    <style:style style:name="T68" style:parent-style-name="Policepardéfau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style style:name="P71" style:parent-style-name="Normal" style:family="paragraph"/>
    <style:style style:name="T72" style:parent-style-name="Policepardéfaut" style:family="text">
      <style:text-properties fo:font-weight="bold" style:font-weight-asian="bold" style:font-weight-complex="bold"/>
    </style:style>
    <style:style style:name="P73" style:parent-style-name="Normal" style:family="paragraph"/>
    <style:style style:name="T74" style:parent-style-name="Policepardéfaut" style:family="text">
      <style:text-properties fo:font-weight="bold" style:font-weight-asian="bold" style:font-weight-complex="bold"/>
    </style:style>
    <style:style style:name="P75" style:parent-style-name="Normal" style:family="paragraph"/>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P82" style:parent-style-name="Normal" style:family="paragraph"/>
    <style:style style:name="T83" style:parent-style-name="Policepardéfaut" style:family="text">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family="paragraph"/>
    <style:style style:name="P93" style:parent-style-name="Normal" style:family="paragraph"/>
    <style:style style:name="P94" style:parent-style-name="Normal" style:family="paragraph"/>
    <style:style style:name="P95" style:parent-style-name="Normal" style:family="paragraph"/>
    <style:style style:name="P96" style:parent-style-name="Normal" style:family="paragraph"/>
    <style:style style:name="P97" style:parent-style-name="Normal" style:family="paragraph"/>
    <style:style style:name="P98" style:parent-style-name="Normal" style:family="paragraph">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Normal" style:family="paragraph"/>
    <style:style style:name="P101" style:parent-style-name="Normal" style:family="paragraph"/>
    <style:style style:name="P102" style:parent-style-name="Normal" style:family="paragraph"/>
    <style:style style:name="P103" style:parent-style-name="Normal" style:family="paragraph">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T107" style:parent-style-name="Policepardéfaut" style:family="text">
      <style:text-properties fo:font-weight="bold" style:font-weight-asian="bold" style:font-weight-complex="bold"/>
    </style:style>
    <style:style style:name="P108" style:parent-style-name="Normal" style:family="paragraph">
      <style:paragraph-properties fo:text-indent="0.4916in"/>
    </style:style>
    <style:style style:name="T109" style:parent-style-name="Policepardéfaut" style:family="text">
      <style:text-properties fo:font-weight="bold" style:font-weight-asian="bold" style:font-weight-complex="bold"/>
    </style:style>
    <style:style style:name="P110" style:parent-style-name="Normal" style:family="paragraph">
      <style:paragraph-properties fo:text-indent="0.4916in"/>
    </style:style>
    <style:style style:name="T111" style:parent-style-name="Policepardéfaut" style:family="text">
      <style:text-properties fo:font-weight="bold" style:font-weight-asian="bold" style:font-weight-complex="bold"/>
    </style:style>
    <style:style style:name="P112" style:parent-style-name="Normal" style:family="paragraph">
      <style:paragraph-properties fo:text-indent="0.4916in"/>
    </style:style>
    <style:style style:name="T113" style:parent-style-name="Policepardéfaut" style:family="text">
      <style:text-properties fo:font-weight="bold" style:font-weight-asian="bold" style:font-weight-complex="bold"/>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P116" style:parent-style-name="Normal" style:family="paragraph">
      <style:text-properties fo:font-weight="bold" style:font-weight-asian="bold" style:font-weight-complex="bold"/>
    </style:style>
    <style:style style:name="P117" style:parent-style-name="Normal" style:family="paragraph"/>
    <style:style style:name="T118" style:parent-style-name="Policepardéfaut" style:family="text">
      <style:text-properties fo:font-weight="bold" style:font-weight-asian="bold" style:font-weight-complex="bold"/>
    </style:style>
    <style:style style:name="P119" style:parent-style-name="Normal" style:family="paragraph"/>
    <style:style style:name="T120" style:parent-style-name="Policepardéfaut" style:family="text">
      <style:text-properties fo:font-weight="bold" style:font-weight-asian="bold" style:font-weight-complex="bold"/>
    </style:style>
    <style:style style:name="P121" style:parent-style-name="Normal" style:family="paragraph"/>
    <style:style style:name="T122" style:parent-style-name="Policepardéfaut" style:family="text">
      <style:text-properties fo:font-weight="bold" style:font-weight-asian="bold" style:font-weight-complex="bold"/>
    </style:style>
    <style:style style:name="P123" style:parent-style-name="Normal" style:family="paragraph">
      <style:paragraph-properties fo:margin-left="0.5in">
        <style:tab-stops/>
      </style:paragraph-properties>
    </style:style>
    <style:style style:name="P124" style:parent-style-name="Normal" style:family="paragraph">
      <style:paragraph-properties fo:margin-left="0.5in">
        <style:tab-stops/>
      </style:paragraph-properties>
    </style:style>
    <style:style style:name="P125" style:parent-style-name="Normal" style:family="paragraph">
      <style:paragraph-properties fo:margin-left="0.5in">
        <style:tab-stops/>
      </style:paragraph-properties>
    </style:style>
    <style:style style:name="T126" style:parent-style-name="Policepardéfaut" style:family="text">
      <style:text-properties fo:font-weight="bold" style:font-weight-asian="bold" style:font-weight-complex="bold"/>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Normal" style:family="paragraph">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P136" style:parent-style-name="Normal" style:family="paragraph">
      <style:text-properties fo:font-weight="bold" style:font-weight-asian="bold" style:font-weight-complex="bold"/>
    </style:style>
    <style:style style:name="P137" style:parent-style-name="Normal" style:family="paragraph">
      <style:paragraph-properties fo:text-indent="0.4916in"/>
    </style:style>
    <style:style style:name="T138" style:parent-style-name="Policepardéfaut" style:family="text">
      <style:text-properties fo:font-weight="bold" style:font-weight-asian="bold" style:font-weight-complex="bold"/>
    </style:style>
    <style:style style:name="P139"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0"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1"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2"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3"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4"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5" style:parent-style-name="Normal" style:family="paragraph">
      <style:text-properties fo:font-weight="bold" style:font-weight-asian="bold" style:font-weight-complex="bold" fo:font-style="italic" style:font-style-asian="italic" style:font-style-complex="italic"/>
    </style:style>
    <style:style style:name="P146" style:parent-style-name="Normal" style:family="paragraph">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P149" style:parent-style-name="Normal" style:family="paragraph">
      <style:text-properties fo:font-weight="bold" style:font-weight-asian="bold" style:font-weight-complex="bold" fo:font-style="italic" style:font-style-asian="italic" style:font-style-complex="italic"/>
    </style:style>
    <style:style style:name="P150" style:parent-style-name="Normal" style:family="paragraph">
      <style:text-properties fo:font-weight="bold" style:font-weight-asian="bold" style:font-weight-complex="bold" fo:font-style="italic" style:font-style-asian="italic" style:font-style-complex="italic"/>
    </style:style>
    <style:style style:name="P151" style:parent-style-name="Normal" style:family="paragraph">
      <style:text-properties fo:font-weight="bold" style:font-weight-asian="bold" style:font-weight-complex="bold" fo:font-style="italic" style:font-style-asian="italic" style:font-style-complex="italic"/>
    </style:style>
    <style:style style:name="P152" style:parent-style-name="Normal" style:family="paragraph">
      <style:text-properties fo:font-weight="bold" style:font-weight-asian="bold" style:font-weight-complex="bold" fo:font-style="italic" style:font-style-asian="italic" style:font-style-complex="italic"/>
    </style:style>
    <style:style style:name="P153" style:parent-style-name="Normal" style:family="paragraph">
      <style:text-properties fo:font-weight="bold" style:font-weight-asian="bold" style:font-weight-complex="bold" fo:font-style="italic" style:font-style-asian="italic" style:font-style-complex="italic"/>
    </style:style>
    <style:style style:name="P154" style:parent-style-name="Normal" style:family="paragraph">
      <style:text-properties fo:font-weight="bold" style:font-weight-asian="bold" style:font-weight-complex="bold" fo:font-style="italic" style:font-style-asian="italic" style:font-style-complex="italic"/>
    </style:style>
    <style:style style:name="P155" style:parent-style-name="Normal" style:family="paragraph">
      <style:text-properties fo:font-weight="bold" style:font-weight-asian="bold" style:font-weight-complex="bold" fo:font-style="italic" style:font-style-asian="italic" style:font-style-complex="italic"/>
    </style:style>
    <style:style style:name="P156" style:parent-style-name="Normal" style:family="paragraph">
      <style:text-properties fo:font-weight="bold" style:font-weight-asian="bold" style:font-weight-complex="bold"/>
    </style:style>
    <style:style style:name="P157" style:parent-style-name="Normal" style:family="paragraph">
      <style:paragraph-properties fo:text-indent="0.4916in"/>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fo:font-style="italic" style:font-style-asian="italic" style:font-style-complex="italic"/>
    </style:style>
    <style:style style:name="P160" style:parent-style-name="Normal" style:family="paragraph">
      <style:text-properties fo:font-weight="bold" style:font-weight-asian="bold" style:font-weight-complex="bold" fo:font-style="italic" style:font-style-asian="italic" style:font-style-complex="italic"/>
    </style:style>
    <style:style style:name="P161" style:parent-style-name="Normal" style:family="paragraph">
      <style:text-properties fo:font-weight="bold" style:font-weight-asian="bold" style:font-weight-complex="bold" fo:font-style="italic" style:font-style-asian="italic" style:font-style-complex="italic"/>
    </style:style>
    <style:style style:name="P162" style:parent-style-name="Normal" style:family="paragraph">
      <style:paragraph-properties fo:margin-left="0.4916in" fo:text-indent="0.4916in">
        <style:tab-stops/>
      </style:paragraph-properties>
      <style:text-properties fo:font-weight="bold" style:font-weight-asian="bold" style:font-weight-complex="bold" fo:font-style="italic" style:font-style-asian="italic" style:font-style-complex="italic"/>
    </style:style>
    <style:style style:name="P163" style:parent-style-name="Normal" style:family="paragraph">
      <style:text-properties fo:font-weight="bold" style:font-weight-asian="bold" style:font-weight-complex="bold" fo:font-style="italic" style:font-style-asian="italic" style:font-style-complex="italic"/>
    </style:style>
    <style:style style:name="P164" style:parent-style-name="Normal" style:family="paragraph">
      <style:text-properties fo:font-weight="bold" style:font-weight-asian="bold" style:font-weight-complex="bold" fo:font-style="italic" style:font-style-asian="italic" style:font-style-complex="italic"/>
    </style:style>
    <style:style style:name="P165" style:parent-style-name="Normal" style:family="paragraph">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T168" style:parent-style-name="Policepardéfaut" style:family="text">
      <style:text-properties fo:font-weight="bold" style:font-weight-asian="bold" style:font-weight-complex="bold"/>
    </style:style>
    <style:style style:name="P169" style:parent-style-name="Normal" style:family="paragraph">
      <style:text-properties fo:font-weight="bold" style:font-weight-asian="bold" style:font-weight-complex="bold" fo:font-style="italic" style:font-style-asian="italic" style:font-style-complex="italic"/>
    </style:style>
    <style:style style:name="P170" style:parent-style-name="Normal" style:family="paragraph">
      <style:text-properties fo:font-weight="bold" style:font-weight-asian="bold" style:font-weight-complex="bold" fo:font-style="italic" style:font-style-asian="italic" style:font-style-complex="italic"/>
    </style:style>
    <style:style style:name="P171" style:parent-style-name="Normal" style:family="paragraph">
      <style:text-properties fo:font-weight="bold" style:font-weight-asian="bold" style:font-weight-complex="bold" fo:font-style="italic" style:font-style-asian="italic" style:font-style-complex="italic"/>
    </style:style>
    <style:style style:name="P172" style:parent-style-name="Normal" style:family="paragraph">
      <style:text-properties fo:font-weight="bold" style:font-weight-asian="bold" style:font-weight-complex="bold" fo:font-style="italic" style:font-style-asian="italic" style:font-style-complex="italic"/>
    </style:style>
    <style:style style:name="P173" style:parent-style-name="Normal" style:family="paragraph">
      <style:text-properties fo:font-weight="bold" style:font-weight-asian="bold" style:font-weight-complex="bold" fo:font-style="italic" style:font-style-asian="italic" style:font-style-complex="italic"/>
    </style:style>
    <style:style style:name="P174" style:parent-style-name="Normal" style:family="paragraph">
      <style:text-properties fo:font-weight="bold" style:font-weight-asian="bold" style:font-weight-complex="bold" fo:font-style="italic" style:font-style-asian="italic" style:font-style-complex="italic"/>
    </style:style>
    <style:style style:name="P175" style:parent-style-name="Normal" style:family="paragraph">
      <style:text-properties fo:font-weight="bold" style:font-weight-asian="bold" style:font-weight-complex="bold" fo:font-style="italic" style:font-style-asian="italic" style:font-style-complex="italic"/>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family="paragraph"/>
    <style:style style:name="T180" style:parent-style-name="Policepardéfaut" style:family="text">
      <style:text-properties fo:font-weight="bold" style:font-weight-asian="bold" style:font-weight-complex="bold"/>
    </style:style>
    <style:style style:name="P181" style:parent-style-name="Normal" style:family="paragraph"/>
    <style:style style:name="T182" style:parent-style-name="Policepardéfaut" style:family="text">
      <style:text-properties fo:font-weight="bold" style:font-weight-asian="bold" style:font-weight-complex="bold"/>
    </style:style>
    <style:style style:name="P183" style:parent-style-name="Normal" style:family="paragraph">
      <style:paragraph-properties fo:margin-left="0.5in">
        <style:tab-stops/>
      </style:paragraph-properties>
      <style:text-properties fo:font-weight="bold" style:font-weight-asian="bold" style:font-weight-complex="bold" fo:font-style="italic" style:font-style-asian="italic" style:font-style-complex="italic"/>
    </style:style>
    <style:style style:name="P184" style:parent-style-name="Normal" style:family="paragraph">
      <style:text-properties fo:font-weight="bold" style:font-weight-asian="bold" style:font-weight-complex="bold" fo:font-style="italic" style:font-style-asian="italic" style:font-style-complex="italic"/>
    </style:style>
    <style:style style:name="P185" style:parent-style-name="Normal" style:family="paragraph">
      <style:text-properties fo:font-weight="bold" style:font-weight-asian="bold" style:font-weight-complex="bold" fo:font-style="italic" style:font-style-asian="italic" style:font-style-complex="italic"/>
    </style:style>
    <style:style style:name="P186" style:parent-style-name="Normal" style:family="paragraph">
      <style:text-properties fo:font-weight="bold" style:font-weight-asian="bold" style:font-weight-complex="bold" fo:font-style="italic" style:font-style-asian="italic" style:font-style-complex="italic"/>
    </style:style>
    <style:style style:name="P187" style:parent-style-name="Normal" style:family="paragraph">
      <style:text-properties fo:font-weight="bold" style:font-weight-asian="bold" style:font-weight-complex="bold" fo:font-style="italic" style:font-style-asian="italic" style:font-style-complex="italic"/>
    </style:style>
    <style:style style:name="P188" style:parent-style-name="Normal" style:family="paragraph">
      <style:text-properties fo:font-weight="bold" style:font-weight-asian="bold" style:font-weight-complex="bold"/>
    </style:style>
    <style:style style:name="P189" style:parent-style-name="Normal" style:family="paragraph"/>
    <style:style style:name="T190" style:parent-style-name="Policepardéfaut" style:family="text">
      <style:text-properties fo:font-weight="bold" style:font-weight-asian="bold" style:font-weight-complex="bold"/>
    </style:style>
    <style:style style:name="P191" style:parent-style-name="Normal" style:family="paragraph"/>
    <style:style style:name="T192" style:parent-style-name="Policepardéfaut" style:family="text">
      <style:text-properties fo:font-weight="bold" style:font-weight-asian="bold" style:font-weight-complex="bold"/>
    </style:style>
    <style:style style:name="P193" style:parent-style-name="Normal" style:family="paragraph">
      <style:paragraph-properties fo:margin-left="0.5in">
        <style:tab-stops/>
      </style:paragraph-properties>
    </style:style>
    <style:style style:name="P194" style:parent-style-name="Normal" style:family="paragraph">
      <style:paragraph-properties style:vertical-align="auto" fo:margin-top="0.0694in" fo:margin-bottom="0.0694in" fo:line-height="100%"/>
      <style:text-properties fo:hyphenate="true"/>
    </style:style>
    <style:style style:name="T195" style:parent-style-name="Policepardéfaut" style:family="tex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T196"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P197" style:parent-style-name="Paragraphedeliste" style:family="paragraph">
      <style:paragraph-properties style:vertical-align="auto" fo:margin-top="0.0694in" fo:margin-bottom="0.0694in" fo:line-height="100%"/>
      <style:text-properties fo:hyphenate="true"/>
    </style:style>
    <style:style style:name="T198" style:parent-style-name="Policepardéfaut" style:family="text">
      <style:text-properties style:font-name="Times New Roman" style:font-name-asian="Times New Roman" fo:font-size="12pt" style:font-size-asian="12pt" style:font-size-complex="12pt" style:language-asian="fr" style:country-asian="FR"/>
    </style:style>
    <style:style style:name="T199"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0" style:parent-style-name="Policepardéfaut" style:family="text">
      <style:text-properties style:font-name="Times New Roman" style:font-name-asian="Times New Roman" fo:font-size="12pt" style:font-size-asian="12pt" style:font-size-complex="12pt" style:language-asian="fr" style:country-asian="FR"/>
    </style:style>
    <style:style style:name="T20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02" style:parent-style-name="Policepardéfaut" style:family="text">
      <style:text-properties style:font-name="Times New Roman" style:font-name-asian="Times New Roman" fo:font-size="12pt" style:font-size-asian="12pt" style:font-size-complex="12pt" style:language-asian="fr" style:country-asian="FR"/>
    </style:style>
    <style:style style:name="T20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4" style:parent-style-name="Policepardéfaut" style:family="text">
      <style:text-properties style:font-name="Times New Roman" style:font-name-asian="Times New Roman" fo:font-size="12pt" style:font-size-asian="12pt" style:font-size-complex="12pt" style:language-asian="fr" style:country-asian="FR"/>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P207" style:parent-style-name="Normal" style:family="paragraph">
      <style:text-properties fo:font-weight="bold" style:font-weight-asian="bold" style:font-weight-complex="bold" fo:font-style="italic" style:font-style-asian="italic" style:font-style-complex="italic"/>
    </style:style>
    <style:style style:name="P208" style:parent-style-name="Normal" style:family="paragraph">
      <style:text-properties fo:font-weight="bold" style:font-weight-asian="bold" style:font-weight-complex="bold" fo:font-style="italic" style:font-style-asian="italic" style:font-style-complex="italic"/>
    </style:style>
    <style:style style:name="P209" style:parent-style-name="Normal" style:family="paragraph">
      <style:text-properties fo:font-weight="bold" style:font-weight-asian="bold" style:font-weight-complex="bold"/>
    </style:style>
    <style:style style:name="T210" style:parent-style-name="Policepardéfaut" style:family="text">
      <style:text-properties fo:font-weight="bold" style:font-weight-asian="bold" style:font-weight-complex="bold"/>
    </style:style>
    <style:style style:name="P211" style:parent-style-name="Normal" style:family="paragraph">
      <style:text-properties fo:font-weight="bold" style:font-weight-asian="bold" style:font-weight-complex="bold" fo:font-style="italic" style:font-style-asian="italic" style:font-style-complex="italic"/>
    </style:style>
    <style:style style:name="P212" style:parent-style-name="Normal" style:family="paragraph">
      <style:text-properties fo:font-weight="bold" style:font-weight-asian="bold" style:font-weight-complex="bold" fo:font-style="italic" style:font-style-asian="italic" style:font-style-complex="italic"/>
    </style:style>
    <style:style style:name="P213" style:parent-style-name="Normal" style:family="paragraph">
      <style:text-properties fo:font-weight="bold" style:font-weight-asian="bold" style:font-weight-complex="bold" fo:font-style="italic" style:font-style-asian="italic" style:font-style-complex="italic"/>
    </style:style>
    <style:style style:name="P214" style:parent-style-name="Normal" style:family="paragraph">
      <style:text-properties fo:font-weight="bold" style:font-weight-asian="bold" style:font-weight-complex="bold" fo:font-style="italic" style:font-style-asian="italic" style:font-style-complex="italic"/>
    </style:style>
    <style:style style:name="P215" style:parent-style-name="Normal" style:family="paragraph">
      <style:text-properties fo:font-weight="bold" style:font-weight-asian="bold" style:font-weight-complex="bold" fo:font-style="italic" style:font-style-asian="italic" style:font-style-complex="italic"/>
    </style:style>
    <style:style style:name="P216" style:parent-style-name="Normal" style:family="paragraph">
      <style:text-properties fo:font-weight="bold" style:font-weight-asian="bold" style:font-weight-complex="bold" fo:font-style="italic" style:font-style-asian="italic" style:font-style-complex="italic"/>
    </style:style>
    <style:style style:name="P217" style:parent-style-name="Normal" style:family="paragraph">
      <style:text-properties fo:font-weight="bold" style:font-weight-asian="bold" style:font-weight-complex="bold" fo:font-style="italic" style:font-style-asian="italic" style:font-style-complex="italic"/>
    </style:style>
    <style:style style:name="P218" style:parent-style-name="Normal" style:family="paragraph">
      <style:text-properties fo:font-weight="bold" style:font-weight-asian="bold" style:font-weight-complex="bold" fo:font-style="italic" style:font-style-asian="italic" style:font-style-complex="italic"/>
    </style:style>
    <style:style style:name="P219" style:parent-style-name="Normal" style:family="paragraph"/>
    <style:style style:name="T220" style:parent-style-name="Policepardéfaut" style:family="text">
      <style:text-properties fo:font-weight="bold" style:font-weight-asian="bold" style:font-weight-complex="bold" fo:font-style="italic" style:font-style-asian="italic" style:font-style-complex="italic"/>
    </style:style>
    <style:style style:name="T221" style:parent-style-name="Policepardéfaut" style:family="text">
      <style:text-properties fo:font-style="italic" style:font-style-asian="italic" style:font-style-complex="italic"/>
    </style:style>
    <style:style style:name="T222" style:parent-style-name="Policepardéfaut" style:family="text">
      <style:text-properties fo:font-weight="bold" style:font-weight-asian="bold" style:font-weight-complex="bold" fo:font-style="italic" style:font-style-asian="italic" style:font-style-complex="italic"/>
    </style:style>
    <style:style style:name="P223" style:parent-style-name="Normal" style:family="paragraph"/>
    <style:style style:name="T224" style:parent-style-name="Policepardéfaut" style:family="text">
      <style:text-properties fo:font-weight="bold" style:font-weight-asian="bold" style:font-weight-complex="bold" fo:font-style="italic" style:font-style-asian="italic" style:font-style-complex="italic"/>
    </style:style>
    <style:style style:name="T225" style:parent-style-name="Policepardéfaut" style:family="text">
      <style:text-properties fo:font-style="italic" style:font-style-asian="italic" style:font-style-complex="italic"/>
    </style:style>
    <style:style style:name="P226" style:parent-style-name="Normal" style:family="paragraph">
      <style:text-properties fo:font-weight="bold" style:font-weight-asian="bold" style:font-weight-complex="bold" fo:font-style="italic" style:font-style-asian="italic" style:font-style-complex="italic"/>
    </style:style>
    <style:style style:name="P227" style:parent-style-name="Normal" style:family="paragraph">
      <style:text-properties fo:font-weight="bold" style:font-weight-asian="bold" style:font-weight-complex="bold" fo:font-style="italic" style:font-style-asian="italic" style:font-style-complex="italic"/>
    </style:style>
    <style:style style:name="T228" style:parent-style-name="Policepardéfaut" style:family="text">
      <style:text-properties fo:font-weight="bold" style:font-weight-asian="bold" style:font-weight-complex="bold"/>
    </style:style>
    <style:style style:name="P229" style:parent-style-name="Normal" style:family="paragraph"/>
    <style:style style:name="T230" style:parent-style-name="Policepardéfaut" style:family="text">
      <style:text-properties fo:font-weight="bold" style:font-weight-asian="bold" style:font-weight-complex="bold"/>
    </style:style>
    <style:style style:name="P231" style:parent-style-name="Normal" style:family="paragraph"/>
    <style:style style:name="T232" style:parent-style-name="Policepardéfaut" style:family="text">
      <style:text-properties fo:font-weight="bold" style:font-weight-asian="bold" style:font-weight-complex="bold"/>
    </style:style>
    <style:style style:name="P233" style:parent-style-name="Normal" style:family="paragraph">
      <style:paragraph-properties fo:margin-left="0.5in">
        <style:tab-stops/>
      </style:paragraph-properties>
    </style:style>
    <style:style style:name="T234" style:parent-style-name="Policepardéfaut" style:family="text">
      <style:text-properties fo:font-weight="bold" style:font-weight-asian="bold" style:font-weight-complex="bold"/>
    </style:style>
    <style:style style:name="P235" style:parent-style-name="Normal" style:family="paragraph"/>
    <style:style style:name="T236" style:parent-style-name="Policepardéfaut" style:family="text">
      <style:text-properties fo:font-weight="bold" style:font-weight-asian="bold" style:font-weight-complex="bold" fo:font-style="italic" style:font-style-asian="italic" style:font-style-complex="italic"/>
    </style:style>
    <style:style style:name="P237" style:parent-style-name="Normal" style:family="paragraph"/>
    <style:style style:name="P238" style:parent-style-name="Normal" style:family="paragraph">
      <style:text-properties fo:font-weight="bold" style:font-weight-asian="bold" style:font-weight-complex="bold"/>
    </style:style>
    <style:style style:name="P239" style:parent-style-name="Normal" style:family="paragraph"/>
    <style:style style:name="T240" style:parent-style-name="Policepardéfaut" style:family="text">
      <style:text-properties fo:font-weight="bold" style:font-weight-asian="bold" style:font-weight-complex="bold"/>
    </style:style>
    <style:style style:name="P241"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2" style:parent-style-name="Normal" style:family="paragraph">
      <style:paragraph-properties fo:margin-left="0.25in">
        <style:tab-stops/>
      </style:paragraph-properties>
    </style:style>
    <style:style style:name="T243" style:parent-style-name="Policepardéfaut" style:family="text">
      <style:text-properties fo:font-weight="bold" style:font-weight-asian="bold" style:font-weight-complex="bold"/>
    </style:style>
    <style:style style:name="P244" style:parent-style-name="Normal" style:family="paragraph">
      <style:paragraph-properties fo:margin-left="0.25in">
        <style:tab-stops/>
      </style:paragraph-properties>
    </style:style>
    <style:style style:name="T245" style:parent-style-name="Policepardéfaut" style:family="text">
      <style:text-properties fo:font-weight="bold" style:font-weight-asian="bold" style:font-weight-complex="bold"/>
    </style:style>
    <style:style style:name="T246" style:parent-style-name="Policepardéfaut" style:family="text">
      <style:text-properties fo:font-weight="bold" style:font-weight-asian="bold" style:font-weight-complex="bold"/>
    </style:style>
    <style:style style:name="T247" style:parent-style-name="Policepardéfaut" style:family="text">
      <style:text-properties fo:font-weight="bold" style:font-weight-asian="bold" style:font-weight-complex="bold" fo:font-style="italic" style:font-style-asian="italic" style:font-style-complex="italic"/>
    </style:style>
    <style:style style:name="P24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50" style:parent-style-name="Normal" style:family="paragraph">
      <style:paragraph-properties fo:margin-left="0.25in">
        <style:tab-stops/>
      </style:paragraph-properties>
      <style:text-properties fo:font-style="italic" style:font-style-asian="italic" style:font-style-complex="italic"/>
    </style:style>
    <style:style style:name="P251" style:parent-style-name="Normal" style:family="paragraph">
      <style:paragraph-properties fo:margin-left="0.9833in">
        <style:tab-stops/>
      </style:paragraph-properties>
    </style:style>
    <style:style style:name="T252" style:parent-style-name="Policepardéfaut" style:family="text">
      <style:text-properties fo:font-weight="bold" style:font-weight-asian="bold" style:font-weight-complex="bold" fo:font-style="italic" style:font-style-asian="italic" style:font-style-complex="italic"/>
    </style:style>
    <style:style style:name="P253"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4"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5"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fo:font-size="18pt" style:font-size-asian="18pt" style:font-size-complex="18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8" style:parent-style-name="Normal" style:family="paragraph">
      <style:text-properties fo:font-style="italic" style:font-style-asian="italic" style:font-style-complex="italic" fo:font-size="12pt" style:font-size-asian="12pt" style:font-size-complex="12pt"/>
    </style:style>
    <style:style style:name="P259" style:parent-style-name="Normal" style:family="paragraph">
      <style:text-properties fo:font-style="italic" style:font-style-asian="italic" style:font-style-complex="italic" fo:font-size="12pt" style:font-size-asian="12pt" style:font-size-complex="12pt"/>
    </style:style>
    <style:style style:name="P260" style:parent-style-name="Normal" style:family="paragraph">
      <style:text-properties fo:font-style="italic" style:font-style-asian="italic" style:font-style-complex="italic" fo:font-size="12pt" style:font-size-asian="12pt" style:font-size-complex="12pt"/>
    </style:style>
    <style:style style:name="P261" style:parent-style-name="Normal" style:family="paragraph">
      <style:text-properties fo:font-style="italic" style:font-style-asian="italic" style:font-style-complex="italic" fo:font-size="12pt" style:font-size-asian="12pt" style:font-size-complex="12pt"/>
    </style:style>
    <style:style style:name="P262" style:parent-style-name="Normal" style:family="paragraph">
      <style:text-properties fo:font-style="italic" style:font-style-asian="italic" style:font-style-complex="italic" fo:font-size="12pt" style:font-size-asian="12pt" style:font-size-complex="12pt"/>
    </style:style>
    <style:style style:name="P263" style:parent-style-name="Normal" style:family="paragraph">
      <style:text-properties fo:font-style="italic" style:font-style-asian="italic" style:font-style-complex="italic" fo:font-size="12pt" style:font-size-asian="12pt" style:font-size-complex="12pt"/>
    </style:style>
    <style:style style:name="P2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5" style:parent-style-name="Normal" style:family="paragraph">
      <style:text-properties fo:font-style="italic" style:font-style-asian="italic" style:font-style-complex="italic" fo:font-size="12pt" style:font-size-asian="12pt" style:font-size-complex="12pt"/>
    </style:style>
    <style:style style:name="T266"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P267" style:parent-style-name="Normal" style:family="paragraph">
      <style:text-properties fo:font-style="italic" style:font-style-asian="italic" style:font-style-complex="italic" fo:font-size="12pt" style:font-size-asian="12pt" style:font-size-complex="12pt"/>
    </style:style>
    <style:style style:name="P268" style:parent-style-name="Normal" style:family="paragraph">
      <style:text-properties fo:font-style="italic" style:font-style-asian="italic" style:font-style-complex="italic" fo:font-size="12pt" style:font-size-asian="12pt" style:font-size-complex="12pt"/>
    </style:style>
    <style:style style:name="P269" style:parent-style-name="Normal" style:family="paragraph">
      <style:text-properties fo:font-style="italic" style:font-style-asian="italic" style:font-style-complex="italic" fo:font-size="12pt" style:font-size-asian="12pt" style:font-size-complex="12pt"/>
    </style:style>
    <style:style style:name="P270" style:parent-style-name="Normal" style:family="paragraph">
      <style:text-properties fo:font-style="italic" style:font-style-asian="italic" style:font-style-complex="italic" fo:font-size="12pt" style:font-size-asian="12pt" style:font-size-complex="12pt"/>
    </style:style>
    <style:style style:name="P271" style:parent-style-name="Normal" style:family="paragraph">
      <style:text-properties fo:font-style="italic" style:font-style-asian="italic" style:font-style-complex="italic" fo:font-size="12pt" style:font-size-asian="12pt" style:font-size-complex="12pt"/>
    </style:style>
    <style:style style:name="P272" style:parent-style-name="Normal" style:family="paragraph">
      <style:text-properties fo:font-style="italic" style:font-style-asian="italic" style:font-style-complex="italic" fo:font-size="12pt" style:font-size-asian="12pt" style:font-size-complex="12pt"/>
    </style:style>
    <style:style style:name="P273" style:parent-style-name="Normal" style:family="paragraph">
      <style:text-properties fo:font-style="italic" style:font-style-asian="italic" style:font-style-complex="italic" fo:font-size="12pt" style:font-size-asian="12pt" style:font-size-complex="12pt"/>
    </style:style>
    <style:style style:name="P2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5" style:parent-style-name="Normal" style:family="paragraph">
      <style:text-properties fo:font-style="italic" style:font-style-asian="italic" style:font-style-complex="italic" fo:font-size="12pt" style:font-size-asian="12pt" style:font-size-complex="12pt"/>
    </style:style>
    <style:style style:name="P276" style:parent-style-name="Normal" style:family="paragraph">
      <style:text-properties fo:font-style="italic" style:font-style-asian="italic" style:font-style-complex="italic" fo:font-size="12pt" style:font-size-asian="12pt" style:font-size-complex="12pt"/>
    </style:style>
    <style:style style:name="P277" style:parent-style-name="Normal" style:family="paragraph">
      <style:text-properties fo:font-style="italic" style:font-style-asian="italic" style:font-style-complex="italic" fo:font-size="12pt" style:font-size-asian="12pt" style:font-size-complex="12pt"/>
    </style:style>
    <style:style style:name="P278" style:parent-style-name="Normal" style:family="paragraph">
      <style:text-properties fo:font-style="italic" style:font-style-asian="italic" style:font-style-complex="italic" fo:font-size="12pt" style:font-size-asian="12pt" style:font-size-complex="12pt"/>
    </style:style>
    <style:style style:name="P279" style:parent-style-name="Normal" style:family="paragraph">
      <style:text-properties fo:font-style="italic" style:font-style-asian="italic" style:font-style-complex="italic" fo:font-size="12pt" style:font-size-asian="12pt" style:font-size-complex="12pt"/>
    </style:style>
    <style:style style:name="P280" style:parent-style-name="Normal" style:family="paragraph">
      <style:text-properties fo:font-style="italic" style:font-style-asian="italic" style:font-style-complex="italic" fo:font-size="12pt" style:font-size-asian="12pt" style:font-size-complex="12pt"/>
    </style:style>
    <style:style style:name="P281" style:parent-style-name="Normal" style:family="paragraph">
      <style:text-properties fo:font-style="italic" style:font-style-asian="italic" style:font-style-complex="italic" fo:font-size="12pt" style:font-size-asian="12pt" style:font-size-complex="12pt"/>
    </style:style>
    <style:style style:name="P282" style:parent-style-name="Normal" style:family="paragraph">
      <style:text-properties fo:font-style="italic" style:font-style-asian="italic" style:font-style-complex="italic" fo:font-size="12pt" style:font-size-asian="12pt" style:font-size-complex="12pt"/>
    </style:style>
    <style:style style:name="T283"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4" style:parent-style-name="Policepardéfaut" style:family="text">
      <style:text-properties fo:font-style="italic" style:font-style-asian="italic" style:font-style-complex="italic" fo:font-size="12pt" style:font-size-asian="12pt" style:font-size-complex="12pt"/>
    </style:style>
    <style:style style:name="T285"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6" style:parent-style-name="Policepardéfaut" style:family="text">
      <style:text-properties fo:font-style="italic" style:font-style-asian="italic" style:font-style-complex="italic" fo:font-size="12pt" style:font-size-asian="12pt" style:font-size-complex="12pt"/>
    </style:style>
    <style:style style:name="T287"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8" style:parent-style-name="Policepardéfaut" style:family="text">
      <style:text-properties fo:font-style="italic" style:font-style-asian="italic" style:font-style-complex="italic" fo:font-size="12pt" style:font-size-asian="12pt" style:font-size-complex="12pt"/>
    </style:style>
    <style:style style:name="P289" style:parent-style-name="Normal" style:family="paragraph">
      <style:text-properties fo:font-style="italic" style:font-style-asian="italic" style:font-style-complex="italic" fo:font-size="12pt" style:font-size-asian="12pt" style:font-size-complex="12pt"/>
    </style:style>
    <style:style style:name="P290" style:parent-style-name="Normal" style:family="paragraph">
      <style:text-properties fo:font-weight="bold" style:font-weight-asian="bold" style:font-weight-complex="bold" fo:font-size="18pt" style:font-size-asian="18pt" style:font-size-complex="18pt"/>
    </style:style>
    <style:style style:name="T291" style:parent-style-name="Policepardéfaut" style:family="text">
      <style:text-properties fo:font-size="12pt" style:font-size-asian="12pt" style:font-size-complex="12pt"/>
    </style:style>
    <style:style style:name="T292" style:parent-style-name="Policepardéfaut" style:family="text">
      <style:text-properties fo:font-weight="bold" style:font-weight-asian="bold" style:font-weight-complex="bold" fo:font-size="12pt" style:font-size-asian="12pt" style:font-size-complex="12pt"/>
    </style:style>
    <style:style style:name="T293" style:parent-style-name="Policepardéfaut" style:family="text">
      <style:text-properties fo:font-size="12pt" style:font-size-asian="12pt" style:font-size-complex="12pt"/>
    </style:style>
    <style:style style:name="P294" style:parent-style-name="Normal" style:family="paragraph">
      <style:text-properties fo:font-size="12pt" style:font-size-asian="12pt" style:font-size-complex="12pt"/>
    </style:style>
    <style:style style:name="P295" style:parent-style-name="Normal" style:family="paragraph">
      <style:text-properties fo:font-size="12pt" style:font-size-asian="12pt" style:font-size-complex="12pt"/>
    </style:style>
    <style:style style:name="P296" style:parent-style-name="Normal" style:family="paragraph">
      <style:text-properties fo:font-weight="bold" style:font-weight-asian="bold" style:font-weight-complex="bold" fo:font-size="12pt" style:font-size-asian="12pt" style:font-size-complex="12pt"/>
    </style:style>
    <style:style style:name="P297" style:parent-style-name="Normal" style:family="paragraph">
      <style:text-properties fo:font-weight="bold" style:font-weight-asian="bold" style:font-weight-complex="bold" fo:font-size="12pt" style:font-size-asian="12pt" style:font-size-complex="12pt"/>
    </style:style>
    <style:style style:name="T298" style:parent-style-name="Policepardéfaut" style:family="text">
      <style:text-properties fo:font-size="12pt" style:font-size-asian="12pt" style:font-size-complex="12pt"/>
    </style:style>
    <style:style style:name="T299" style:parent-style-name="Policepardéfaut" style:family="text">
      <style:text-properties fo:font-weight="bold" style:font-weight-asian="bold" style:font-weight-complex="bold" fo:font-size="12pt" style:font-size-asian="12pt" style:font-size-complex="12pt"/>
    </style:style>
    <style:style style:name="T300" style:parent-style-name="Policepardéfaut" style:family="text">
      <style:text-properties fo:font-size="12pt" style:font-size-asian="12pt" style:font-size-complex="12pt"/>
    </style:style>
    <style:style style:name="P301" style:parent-style-name="Normal" style:family="paragraph">
      <style:text-properties fo:font-size="12pt" style:font-size-asian="12pt" style:font-size-complex="12pt"/>
    </style:style>
    <style:style style:name="P302" style:parent-style-name="Normal" style:family="paragraph">
      <style:text-properties fo:font-size="12pt" style:font-size-asian="12pt" style:font-size-complex="12pt"/>
    </style:style>
    <style:style style:name="P303" style:parent-style-name="Normal" style:family="paragraph">
      <style:text-properties fo:font-size="12pt" style:font-size-asian="12pt" style:font-size-complex="12pt"/>
    </style:style>
    <style:style style:name="P304" style:parent-style-name="Normal" style:family="paragraph">
      <style:text-properties fo:font-size="12pt" style:font-size-asian="12pt" style:font-size-complex="12pt"/>
    </style:style>
    <style:style style:name="P305" style:parent-style-name="Normal" style:family="paragraph">
      <style:text-properties fo:font-size="12pt" style:font-size-asian="12pt" style:font-size-complex="12pt"/>
    </style:style>
    <style:style style:name="P306" style:parent-style-name="Normal" style:family="paragraph">
      <style:text-properties fo:font-size="12pt" style:font-size-asian="12pt" style:font-size-complex="12pt"/>
    </style:style>
    <style:style style:name="P307" style:parent-style-name="Normal" style:family="paragraph">
      <style:text-properties fo:font-size="12pt" style:font-size-asian="12pt" style:font-size-complex="12pt"/>
    </style:style>
    <style:style style:name="P308" style:parent-style-name="Normal" style:family="paragraph">
      <style:text-properties fo:font-weight="bold" style:font-weight-asian="bold" style:font-weight-complex="bold" fo:font-size="12pt" style:font-size-asian="12pt" style:font-size-complex="12pt"/>
    </style:style>
    <style:style style:name="T309" style:parent-style-name="Policepardéfaut" style:family="text">
      <style:text-properties fo:font-size="12pt" style:font-size-asian="12pt" style:font-size-complex="12pt"/>
    </style:style>
    <style:style style:name="T310" style:parent-style-name="Policepardéfaut" style:family="text">
      <style:text-properties fo:font-weight="bold" style:font-weight-asian="bold" style:font-weight-complex="bold" fo:font-size="12pt" style:font-size-asian="12pt" style:font-size-complex="12pt"/>
    </style:style>
    <style:style style:name="T311" style:parent-style-name="Policepardéfaut" style:family="text">
      <style:text-properties fo:font-size="12pt" style:font-size-asian="12pt" style:font-size-complex="12pt"/>
    </style:style>
    <style:style style:name="P312" style:parent-style-name="Normal" style:family="paragraph">
      <style:text-properties fo:font-size="12pt" style:font-size-asian="12pt" style:font-size-complex="12pt"/>
    </style:style>
    <style:style style:name="P313" style:parent-style-name="Normal" style:family="paragraph">
      <style:text-properties fo:font-size="12pt" style:font-size-asian="12pt" style:font-size-complex="12pt"/>
    </style:style>
    <style:style style:name="P314" style:parent-style-name="Normal" style:family="paragraph">
      <style:text-properties fo:font-size="12pt" style:font-size-asian="12pt" style:font-size-complex="12pt"/>
    </style:style>
    <style:style style:name="P315" style:parent-style-name="Normal" style:family="paragraph">
      <style:text-properties fo:font-size="12pt" style:font-size-asian="12pt" style:font-size-complex="12pt"/>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style="italic" style:font-style-asian="italic" style:font-style-complex="italic" fo:font-size="12pt" style:font-size-asian="12pt" style:font-size-complex="12pt"/>
    </style:style>
    <style:style style:name="P318" style:parent-style-name="Normal" style:family="paragraph">
      <style:text-properties fo:font-style="italic" style:font-style-asian="italic" style:font-style-complex="italic" fo:font-size="12pt" style:font-size-asian="12pt" style:font-size-complex="12pt"/>
    </style:style>
    <style:style style:name="P319" style:parent-style-name="Normal" style:family="paragraph">
      <style:text-properties fo:font-style="italic" style:font-style-asian="italic" style:font-style-complex="italic" fo:font-size="12pt" style:font-size-asian="12pt" style:font-size-complex="12pt"/>
    </style:style>
    <style:style style:name="P320" style:parent-style-name="Normal" style:family="paragraph">
      <style:text-properties fo:font-style="italic" style:font-style-asian="italic" style:font-style-complex="italic" fo:font-size="12pt" style:font-size-asian="12pt" style:font-size-complex="12pt"/>
    </style:style>
    <style:style style:name="P321" style:parent-style-name="Normal" style:family="paragraph">
      <style:text-properties fo:font-style="italic" style:font-style-asian="italic" style:font-style-complex="italic" fo:font-size="12pt" style:font-size-asian="12pt" style:font-size-complex="12pt"/>
    </style:style>
    <style:style style:name="P322" style:parent-style-name="Normal" style:family="paragraph">
      <style:text-properties fo:font-weight="bold" style:font-weight-asian="bold" style:font-weight-complex="bold" fo:font-size="12pt" style:font-size-asian="12pt" style:font-size-complex="12pt"/>
    </style:style>
    <style:style style:name="P323" style:parent-style-name="Normal" style:family="paragraph">
      <style:text-properties fo:font-weight="bold" style:font-weight-asian="bold" style:font-weight-complex="bold" fo:font-size="12pt" style:font-size-asian="12pt" style:font-size-complex="12pt"/>
    </style:style>
    <style:style style:name="P324" style:parent-style-name="Normal" style:family="paragraph">
      <style:text-properties fo:font-size="12pt" style:font-size-asian="12pt" style:font-size-complex="12pt"/>
    </style:style>
    <style:style style:name="P325" style:parent-style-name="Normal" style:family="paragraph">
      <style:text-properties fo:font-size="12pt" style:font-size-asian="12pt" style:font-size-complex="12pt"/>
    </style:style>
    <style:style style:name="P326" style:parent-style-name="Normal" style:family="paragraph">
      <style:text-properties fo:font-size="12pt" style:font-size-asian="12pt" style:font-size-complex="12pt"/>
    </style:style>
    <style:style style:name="P327" style:parent-style-name="Normal" style:family="paragraph">
      <style:text-properties fo:font-size="12pt" style:font-size-asian="12pt" style:font-size-complex="12pt"/>
    </style:style>
    <style:style style:name="P328" style:parent-style-name="Normal" style:family="paragraph">
      <style:text-properties fo:font-size="12pt" style:font-size-asian="12pt" style:font-size-complex="12pt"/>
    </style:style>
    <style:style style:name="P329" style:parent-style-name="Normal" style:family="paragraph">
      <style:text-properties fo:font-size="12pt" style:font-size-asian="12pt" style:font-size-complex="12pt"/>
    </style:style>
    <style:style style:name="P330" style:parent-style-name="Normal" style:family="paragraph">
      <style:text-properties fo:font-size="12pt" style:font-size-asian="12pt" style:font-size-complex="12pt"/>
    </style:style>
    <style:style style:name="P331" style:parent-style-name="Normal" style:family="paragraph">
      <style:text-properties fo:font-size="12pt" style:font-size-asian="12pt" style:font-size-complex="12pt"/>
    </style:style>
    <style:style style:name="P332" style:parent-style-name="Normal" style:family="paragraph">
      <style:text-properties fo:font-weight="bold" style:font-weight-asian="bold" style:font-weight-complex="bold" fo:font-size="12pt" style:font-size-asian="12pt" style:font-size-complex="12pt"/>
    </style:style>
    <style:style style:name="T333" style:parent-style-name="Policepardéfaut" style:family="text">
      <style:text-properties fo:font-size="12pt" style:font-size-asian="12pt" style:font-size-complex="12pt"/>
    </style:style>
    <style:style style:name="T334" style:parent-style-name="Policepardéfaut" style:family="text">
      <style:text-properties fo:font-weight="bold" style:font-weight-asian="bold" style:font-weight-complex="bold" fo:font-size="12pt" style:font-size-asian="12pt" style:font-size-complex="12pt"/>
    </style:style>
    <style:style style:name="T335" style:parent-style-name="Policepardéfaut" style:family="text">
      <style:text-properties fo:font-size="12pt" style:font-size-asian="12pt" style:font-size-complex="12pt"/>
    </style:style>
    <style:style style:name="P336" style:parent-style-name="Normal" style:family="paragraph">
      <style:text-properties fo:font-size="12pt" style:font-size-asian="12pt" style:font-size-complex="12pt"/>
    </style:style>
    <style:style style:name="P337" style:parent-style-name="Normal" style:family="paragraph">
      <style:text-properties fo:font-size="12pt" style:font-size-asian="12pt" style:font-size-complex="12pt"/>
    </style:style>
    <style:style style:name="P338" style:parent-style-name="Normal" style:family="paragraph">
      <style:text-properties fo:font-size="12pt" style:font-size-asian="12pt" style:font-size-complex="12pt"/>
    </style:style>
    <style:style style:name="P339" style:parent-style-name="Normal" style:family="paragraph">
      <style:text-properties fo:font-size="12pt" style:font-size-asian="12pt" style:font-size-complex="12pt"/>
    </style:style>
    <style:style style:name="P340" style:parent-style-name="Normal" style:family="paragraph">
      <style:text-properties fo:font-size="12pt" style:font-size-asian="12pt" style:font-size-complex="12pt"/>
    </style:style>
    <style:style style:name="T341" style:parent-style-name="Policepardéfaut" style:family="text">
      <style:text-properties style:font-name="Segoe UI Emoji" style:font-name-complex="Segoe UI Emoji" fo:font-size="12pt" style:font-size-asian="12pt" style:font-size-complex="12pt"/>
    </style:style>
    <style:style style:name="T342" style:parent-style-name="Policepardéfaut" style:family="text">
      <style:text-properties fo:font-size="12pt" style:font-size-asian="12pt" style:font-size-complex="12pt"/>
    </style:style>
    <style:style style:name="T343" style:parent-style-name="Policepardéfaut" style:family="text">
      <style:text-properties fo:font-weight="bold" style:font-weight-asian="bold" style:font-weight-complex="bold" fo:font-size="12pt" style:font-size-asian="12pt" style:font-size-complex="12pt"/>
    </style:style>
    <style:style style:name="T344" style:parent-style-name="Policepardéfaut" style:family="text">
      <style:text-properties fo:font-size="12pt" style:font-size-asian="12pt" style:font-size-complex="12pt"/>
    </style:style>
    <style:style style:name="P345" style:parent-style-name="Normal" style:family="paragraph">
      <style:text-properties fo:font-size="12pt" style:font-size-asian="12pt" style:font-size-complex="12pt"/>
    </style:style>
    <style:style style:name="P346" style:parent-style-name="Normal" style:family="paragraph">
      <style:text-properties fo:font-size="12pt" style:font-size-asian="12pt" style:font-size-complex="12pt"/>
    </style:style>
    <style:style style:name="P347" style:parent-style-name="Normal" style:family="paragraph">
      <style:text-properties fo:font-size="12pt" style:font-size-asian="12pt" style:font-size-complex="12pt"/>
    </style:style>
    <style:style style:name="P348" style:parent-style-name="Normal" style:family="paragraph">
      <style:text-properties fo:font-size="12pt" style:font-size-asian="12pt" style:font-size-complex="12pt"/>
    </style:style>
    <style:style style:name="P349" style:parent-style-name="Normal" style:family="paragraph">
      <style:text-properties fo:font-size="12pt" style:font-size-asian="12pt" style:font-size-complex="12pt"/>
    </style:style>
    <style:style style:name="P350" style:parent-style-name="Normal" style:family="paragraph">
      <style:text-properties fo:font-weight="bold" style:font-weight-asian="bold" style:font-weight-complex="bold" fo:font-size="28pt" style:font-size-asian="28pt" style:font-size-complex="28pt"/>
    </style:style>
    <style:style style:name="T351" style:parent-style-name="Policepardéfaut" style:family="text">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T353" style:parent-style-name="Policepardéfaut" style:family="text">
      <style:text-properties fo:font-weight="bold" style:font-weight-asian="bold" style:font-weight-complex="bold"/>
    </style:style>
    <style:style style:name="P354" style:parent-style-name="Normal" style:family="paragraph"/>
    <style:style style:name="P355" style:parent-style-name="Normal" style:family="paragraph"/>
    <style:style style:name="P356" style:parent-style-name="Normal" style:family="paragraph">
      <style:text-properties fo:font-weight="bold" style:font-weight-asian="bold" style:font-weight-complex="bold"/>
    </style:style>
    <style:style style:name="T357" style:parent-style-name="Policepardéfaut" style:family="text">
      <style:text-properties style:font-name="Arial" style:font-name-complex="Arial"/>
    </style:style>
    <style:style style:name="T358" style:parent-style-name="Policepardéfaut" style:family="text">
      <style:text-properties style:font-name-complex="Calibri"/>
    </style:style>
    <style:style style:name="T359" style:parent-style-name="Policepardéfaut" style:family="text">
      <style:text-properties style:font-name="Arial" style:font-name-complex="Arial"/>
    </style:style>
    <style:style style:name="T360" style:parent-style-name="Policepardéfaut" style:family="text">
      <style:text-properties style:font-name-complex="Calibri"/>
    </style:style>
    <style:style style:name="T361" style:parent-style-name="Policepardéfaut" style:family="text">
      <style:text-properties style:font-name="Arial" style:font-name-complex="Arial"/>
    </style:style>
    <style:style style:name="T362" style:parent-style-name="Policepardéfaut" style:family="text">
      <style:text-properties style:font-name-complex="Calibri"/>
    </style:style>
    <style:style style:name="T363" style:parent-style-name="Policepardéfaut" style:family="text">
      <style:text-properties style:font-name="Arial" style:font-name-complex="Arial"/>
    </style:style>
    <style:style style:name="T364" style:parent-style-name="Policepardéfaut" style:family="text">
      <style:text-properties style:font-name-complex="Calibri"/>
    </style:style>
    <style:style style:name="T365" style:parent-style-name="Policepardéfaut" style:family="text">
      <style:text-properties style:font-name="Arial" style:font-name-complex="Arial"/>
    </style:style>
    <style:style style:name="T366" style:parent-style-name="Policepardéfaut" style:family="text">
      <style:text-properties style:font-name-complex="Calibri"/>
    </style:style>
    <style:style style:name="T367" style:parent-style-name="Policepardéfaut" style:family="text">
      <style:text-properties style:font-name="Arial" style:font-name-complex="Arial"/>
    </style:style>
    <style:style style:name="T368" style:parent-style-name="Policepardéfaut" style:family="text">
      <style:text-properties style:font-name-complex="Calibri"/>
    </style:style>
    <style:style style:name="T369" style:parent-style-name="Policepardéfaut" style:family="text">
      <style:text-properties style:font-name-complex="Calibri"/>
    </style:style>
    <style:style style:name="T370" style:parent-style-name="Policepardéfaut" style:family="text">
      <style:text-properties style:font-name="Arial" style:font-name-complex="Arial"/>
    </style:style>
    <style:style style:name="T371" style:parent-style-name="Policepardéfaut" style:family="text">
      <style:text-properties style:font-name-complex="Calibri"/>
    </style:style>
    <style:style style:name="T372" style:parent-style-name="Policepardéfaut" style:family="text">
      <style:text-properties style:font-name-complex="Calibri"/>
    </style:style>
    <style:style style:name="P373" style:parent-style-name="Normal" style:family="paragraph">
      <style:text-properties fo:font-weight="bold" style:font-weight-asian="bold" style:font-weight-complex="bold"/>
    </style:style>
    <style:style style:name="P374" style:parent-style-name="Normal" style:family="paragraph">
      <style:text-properties fo:font-weight="bold" style:font-weight-asian="bold" style:font-weight-complex="bold"/>
    </style:style>
    <style:style style:name="T375" style:parent-style-name="Policepardéfaut" style:family="text">
      <style:text-properties fo:font-weight="bold" style:font-weight-asian="bold" style:font-weight-complex="bold"/>
    </style:style>
    <style:style style:name="T376" style:parent-style-name="Policepardéfaut" style:family="text">
      <style:text-properties fo:font-weight="bold" style:font-weight-asian="bold" style:font-weight-complex="bold"/>
    </style:style>
    <style:style style:name="T377" style:parent-style-name="Policepardéfaut" style:family="text">
      <style:text-properties fo:font-weight="bold" style:font-weight-asian="bold" style:font-weight-complex="bold"/>
    </style:style>
    <style:style style:name="P378" style:parent-style-name="Normal" style:family="paragraph">
      <style:text-properties fo:font-weight="bold" style:font-weight-asian="bold" style:font-weight-complex="bold"/>
    </style:style>
    <style:style style:name="P379" style:parent-style-name="Normal" style:family="paragraph">
      <style:paragraph-properties fo:text-indent="0.4916in"/>
    </style:style>
    <style:style style:name="P380" style:parent-style-name="Normal" style:family="paragraph">
      <style:text-properties fo:font-weight="bold" style:font-weight-asian="bold" style:font-weight-complex="bold"/>
    </style:style>
    <style:style style:name="P381" style:parent-style-name="Normal" style:family="paragraph">
      <style:text-properties fo:font-weight="bold" style:font-weight-asian="bold" style:font-weight-complex="bold"/>
    </style:style>
    <style:style style:name="P382" style:parent-style-name="Normal" style:family="paragraph">
      <style:text-properties fo:font-weight="bold" style:font-weight-asian="bold" style:font-weight-complex="bold"/>
    </style:style>
    <style:style style:name="P383" style:parent-style-name="Normal" style:family="paragraph">
      <style:text-properties fo:font-weight="bold" style:font-weight-asian="bold" style:font-weight-complex="bold"/>
    </style:style>
    <style:style style:name="T384" style:parent-style-name="Policepardéfaut" style:family="text">
      <style:text-properties fo:font-weight="bold" style:font-weight-asian="bold" style:font-weight-complex="bold"/>
    </style:style>
    <style:style style:name="P385" style:parent-style-name="Normal" style:family="paragraph">
      <style:text-properties fo:font-weight="bold" style:font-weight-asian="bold" style:font-weight-complex="bold"/>
    </style:style>
    <style:style style:name="TableColumn387" style:family="table-column">
      <style:table-column-properties style:column-width="1.0236in"/>
    </style:style>
    <style:style style:name="TableColumn388" style:family="table-column">
      <style:table-column-properties style:column-width="2.5583in"/>
    </style:style>
    <style:style style:name="TableColumn389" style:family="table-column">
      <style:table-column-properties style:column-width="2.7145in"/>
    </style:style>
    <style:style style:name="Table386" style:family="table">
      <style:table-properties style:width="6.2965in" fo:margin-left="0in" table:align="left"/>
    </style:style>
    <style:style style:name="TableRow390" style:family="table-row">
      <style:table-row-properties/>
    </style:style>
    <style:style style:name="TableCell391"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2" style:parent-style-name="Normal" style:family="paragraph">
      <style:text-properties fo:font-weight="bold" style:font-weight-asian="bold" style:font-weight-complex="bold"/>
    </style:style>
    <style:style style:name="TableCell393"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4" style:parent-style-name="Normal" style:family="paragraph">
      <style:text-properties fo:font-weight="bold" style:font-weight-asian="bold" style:font-weight-complex="bold"/>
    </style:style>
    <style:style style:name="TableCell395"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96" style:parent-style-name="Normal" style:family="paragraph">
      <style:text-properties fo:font-weight="bold" style:font-weight-asian="bold" style:font-weight-complex="bold"/>
    </style:style>
    <style:style style:name="TableRow397" style:family="table-row">
      <style:table-row-properties/>
    </style:style>
    <style:style style:name="TableCell398"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P399" style:parent-style-name="Normal" style:family="paragraph">
      <style:text-properties fo:font-weight="bold" style:font-weight-asian="bold" style:font-weight-complex="bold"/>
    </style:style>
    <style:style style:name="TableCell400"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TableCell401" style:family="table-cell">
      <style:table-cell-properties fo:border-top="0.0069in solid #000000" fo:border-left="0.0069in solid #000000" fo:border-bottom="none" fo:border-right="0.0069in solid #000000" style:writing-mode="lr-tb" style:vertical-align="middle" fo:padding-top="0.0104in" fo:padding-left="0.0104in" fo:padding-bottom="0.0104in" fo:padding-right="0.0104in"/>
    </style:style>
    <style:style style:name="TableRow402" style:family="table-row">
      <style:table-row-properties/>
    </style:style>
    <style:style style:name="TableCell403"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P404" style:parent-style-name="Normal" style:family="paragraph">
      <style:text-properties fo:font-weight="bold" style:font-weight-asian="bold" style:font-weight-complex="bold"/>
    </style:style>
    <style:style style:name="TableCell405"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Cell406" style:family="table-cell">
      <style:table-cell-properties fo:border-top="none" fo:border-left="0.0069in solid #000000" fo:border-bottom="none" fo:border-right="0.0069in solid #000000" style:writing-mode="lr-tb" style:vertical-align="middle" fo:padding-top="0.0104in" fo:padding-left="0.0104in" fo:padding-bottom="0.0104in" fo:padding-right="0.0104in"/>
    </style:style>
    <style:style style:name="TableRow407" style:family="table-row">
      <style:table-row-properties/>
    </style:style>
    <style:style style:name="TableCell408"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409" style:parent-style-name="Normal" style:family="paragraph">
      <style:text-properties fo:font-weight="bold" style:font-weight-asian="bold" style:font-weight-complex="bold"/>
    </style:style>
    <style:style style:name="TableCell410"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TableCell411" style:family="table-cell">
      <style:table-cell-properties fo:border-top="none" fo:border-left="0.0069in solid #000000" fo:border-bottom="0.0069in solid #000000" fo:border-right="0.0069in solid #000000" style:writing-mode="lr-tb" style:vertical-align="middle" fo:padding-top="0.0104in" fo:padding-left="0.0104in" fo:padding-bottom="0.0104in" fo:padding-right="0.0104in"/>
    </style:style>
    <style:style style:name="P412" style:parent-style-name="Normal" style:family="paragraph">
      <style:text-properties fo:font-weight="bold" style:font-weight-asian="bold" style:font-weight-complex="bold"/>
    </style:style>
    <style:style style:name="P413" style:parent-style-name="Normal" style:family="paragraph">
      <style:text-properties fo:font-weight="bold" style:font-weight-asian="bold" style:font-weight-complex="bold"/>
    </style:style>
    <style:style style:name="T414" style:parent-style-name="Policepardéfaut" style:family="text">
      <style:text-properties fo:font-weight="bold" style:font-weight-asian="bold" style:font-weight-complex="bold"/>
    </style:style>
  </office:automatic-styles>
  <office:body>
    <office:text text:use-soft-page-breaks="true">
      <text:p text:style-name="P1">JavaScript (ou JS) est un langage de programmation principalement utilisé pour rendre les sites web interactifs. Il permet d'ajouter des fonctionnalités dynamiques aux pages web, comme :</text:p>
      <text:list text:style-name="LFO1" text:continue-numbering="true">
        <text:list-item>
          <text:p text:style-name="P2"><text:span text:style-name="T3">Les animations</text:span><text:s/>(par exemple, des images qui bougent ou disparaissent)</text:p>
        </text:list-item>
        <text:list-item>
          <text:p text:style-name="P4"><text:span text:style-name="T5">Les formulaires interactifs</text:span><text:s/>(pour vérifier les entrées sans recharger la page)</text:p>
        </text:list-item>
        <text:list-item>
          <text:p text:style-name="P6"><text:span text:style-name="T7">Les menus déroulants</text:span></text:p>
        </text:list-item>
        <text:list-item>
          <text:p text:style-name="P8"><text:span text:style-name="T9">Les jeux</text:span><text:s/>ou d’autres expériences interactives</text:p>
        </text:list-item>
      </text:list>
      <text:p text:style-name="Normal">JS est exécuté directement dans le navigateur (comme Chrome, Firefox, Safari) et fonctionne avec HTML et CSS, les deux autres technologies essentielles du web. HTML structure le contenu, CSS le rend joli, et JavaScript ajoute l'interactivité.</text:p>
      <text:p text:style-name="Normal"/>
      <text:p text:style-name="Normal">Extensions sur Visual Studio Code :</text:p>
      <text:list text:style-name="LFO2" text:continue-numbering="true">
        <text:list-item>
          <text:p text:style-name="P10"><text:span text:style-name="T11">ESLint</text:span></text:p>
          <text:list text:continue-numbering="true">
            <text:list-item>
              <text:p text:style-name="P12">Analyse le code et signale les erreurs de syntaxe ou de style.</text:p>
            </text:list-item>
            <text:list-item>
              <text:p text:style-name="P13">Aide à maintenir un code propre et cohérent en suivant des règles spécifiques.</text:p>
            </text:list-item>
          </text:list>
        </text:list-item>
        <text:list-item>
          <text:p text:style-name="P14"><text:span text:style-name="T15">JavaScript (ES6) Code Snippets</text:span></text:p>
          <text:list text:continue-numbering="true">
            <text:list-item>
              <text:p text:style-name="P16">Fournit des raccourcis de code pour JavaScript, y compris les nouvelles fonctionnalités ES6.</text:p>
            </text:list-item>
            <text:list-item>
              <text:p text:style-name="P17">Accélère l’écriture de code en suggérant des modèles courants (comme les fonctions fléchées, les imports, etc.).</text:p>
            </text:list-item>
          </text:list>
        </text:list-item>
      </text:list>
      <text:p text:style-name="P18"/>
      <text:p text:style-name="P19">Qu'est-ce qu'une variable en JavaScript ?</text:p>
      <text:p text:style-name="Normal">Une<text:s/><text:span text:style-name="T20">variable</text:span><text:s/>est un espace de stockage qui permet de garder des informations que l'on peut réutiliser et modifier dans le programme. On peut penser à une variable comme une boîte où l’on peut mettre des valeurs et les retrouver plus tard.</text:p>
      <text:p text:style-name="P21">Pourquoi utiliser une variable ?</text:p>
      <text:list text:style-name="LFO3" text:continue-numbering="true">
        <text:list-item>
          <text:p text:style-name="P22">Pour garder en mémoire une donnée qu’on veut réutiliser ou modifier.</text:p>
        </text:list-item>
        <text:list-item>
          <text:p text:style-name="P23">Par exemple, pour stocker le score dans un jeu, le nom d'un utilisateur, ou la valeur d’un calcul.</text:p>
        </text:list-item>
      </text:list>
      <text:p text:style-name="P24">Comment déclarer une variable ?</text:p>
      <text:p text:style-name="Normal">En JavaScript, on utilise les mots-clés suivants pour déclarer une variable :</text:p>
      <text:list text:style-name="LFO4" text:continue-numbering="true">
        <text:list-item>
          <text:p text:style-name="P25">let : pour déclarer une variable qui peut être modifiée.</text:p>
        </text:list-item>
        <text:list-item>
          <text:p text:style-name="P26">const : pour déclarer une variable dont la valeur ne changera pas.</text:p>
        </text:list-item>
        <text:list-item>
          <text:p text:style-name="P27">var : une ancienne façon de déclarer une variable, moins utilisée aujourd'hui.</text:p>
        </text:list-item>
      </text:list>
      <text:p text:style-name="Normal"/>
      <text:p text:style-name="P28">types primitifs</text:p>
      <text:p text:style-name="Normal">Les types primitifs en JavaScript sont les types de données les plus simples et de base.<text:s/></text:p>
      <text:p text:style-name="Normal">Ils représentent des valeurs immuables<text:s/></text:p>
      <text:p text:style-name="Normal">En JavaScript, ils incluent : Number, String, Boolean, Undefined, Null</text:p>
      <text:p text:style-name="Normal"/>
      <text:p text:style-name="Normal">Number :<text:s/></text:p>
      <text:p text:style-name="Normal">    Ce type représente tous les nombres,<text:s/></text:p>
      <text:p text:style-name="Normal">    qu’ils soient entiers (comme 1, 2, 100) ou décimaux (comme 3.14, 0.5).<text:s/></text:p>
      <text:p text:style-name="Normal">    il n'y a pas de distinction entre les entiers et les nombres à virgule flottante ;<text:s/></text:p>
      <text:p text:style-name="Normal">    ils sont tous considérés comme des Number.</text:p>
      <text:p text:style-name="Normal"/>
      <text:p text:style-name="Normal">String :<text:s/></text:p>
      <text:p text:style-name="Normal">    Ce type est utilisé pour représenter des chaînes de caractères,<text:s/></text:p>
      <text:p text:style-name="Normal">    c’est-à-dire du texte.<text:s/></text:p>
      <text:p text:style-name="Normal">    Une chaîne peut contenir des lettres, des chiffres, des symboles et même des espaces.<text:s/></text:p>
      <text:p text:style-name="Normal">    Les chaînes sont délimitées par des guillemets simples ou doubles.</text:p>
      <text:p text:style-name="Normal"/>
      <text:p text:style-name="Normal">Boolean :<text:s/></text:p>
      <text:p text:style-name="Normal">    Ce type représente une valeur logique et ne peut prendre que deux valeurs :<text:s/></text:p>
      <text:p text:style-name="Normal">        true (vrai) ou false (faux).<text:s/></text:p>
      <text:p text:style-name="Normal">    Il est souvent utilisé pour indiquer des conditions, des états ou des résultats de comparaison.</text:p>
      <text:p text:style-name="Normal">Les<text:s/><text:span text:style-name="T29">falsy values</text:span><text:s/>sont des valeurs qui sont considérées comme false lorsqu’elles sont utilisées dans un contexte booléen, comme dans une condition if. Voici les principales<text:s/><text:span text:style-name="T30">falsy values</text:span><text:s/>:</text:p>
      <text:list text:style-name="LFO5" text:continue-numbering="true">
        <text:list-item>
          <text:p text:style-name="P31">false : la valeur booléenne false.</text:p>
        </text:list-item>
        <text:list-item>
          <text:p text:style-name="P32">0 : le nombre zéro.</text:p>
        </text:list-item>
        <text:list-item>
          <text:p text:style-name="P33">"" ou '' : une chaîne de caractères vide.</text:p>
        </text:list-item>
        <text:list-item>
          <text:p text:style-name="P34">null : représente l'absence intentionnelle de valeur.</text:p>
        </text:list-item>
        <text:list-item>
          <text:p text:style-name="P35">undefined : signifie qu’une variable n’a pas de valeur définie.</text:p>
        </text:list-item>
        <text:list-item>
          <text:p text:style-name="P36">NaN : signifie "Not-a-Number", un résultat d’une opération mathématique non valide.</text:p>
        </text:list-item>
      </text:list>
      <text:p text:style-name="Normal">Toutes les autres valeurs en JavaScript sont considérées comme<text:s/><text:span text:style-name="T37">truthy</text:span>, ce qui signifie qu'elles sont évaluées comme true dans un contexte booléen.</text:p>
      <text:p text:style-name="Normal"/>
      <text:p text:style-name="Normal"/>
      <text:p text:style-name="Normal">Undefined :<text:s/></text:p>
      <text:p text:style-name="Normal">    Ce type est attribué automatiquement à une variable lorsqu’elle est déclarée,<text:s/></text:p>
      <text:p text:style-name="Normal">    mais qu'aucune valeur ne lui est assignée.<text:s/></text:p>
      <text:p text:style-name="Normal">    C’est une façon de dire que la variable existe,<text:s/></text:p>
      <text:p text:style-name="Normal">    mais qu'elle n'a encore aucune valeur définie.</text:p>
      <text:p text:style-name="Normal"/>
      <text:p text:style-name="Normal">Null :<text:s/></text:p>
      <text:p text:style-name="Normal">    Ce type représente une valeur vide ou intentionnellement absente.<text:s/></text:p>
      <text:p text:style-name="Normal">    Contrairement à undefined, qui indique une absence de valeur définie,<text:s/></text:p>
      <text:p text:style-name="Normal">    null signifie qu'une variable est explicitement vide.</text:p>
      <text:p text:style-name="Normal"/>
      <text:p text:style-name="Normal"><text:span text:style-name="T38">Opérateurs arithmétiques</text:span></text:p>
      <text:p text:style-name="Normal">Les opérations mathématiques de base permettent de manipuler et de calculer des valeurs numériques. Voici les principales opérations :</text:p>
      <text:p text:style-name="P39">1. Addition (+)</text:p>
      <text:p text:style-name="Normal">L’addition est utilisée pour additionner deux nombres ou plus. Elle permet d'obtenir la somme de plusieurs valeurs numériques.</text:p>
      <text:p text:style-name="P40">2. Soustraction (-)</text:p>
      <text:p text:style-name="Normal">La soustraction permet de retirer une valeur d’une autre, en calculant la différence entre deux nombres.</text:p>
      <text:p text:style-name="P41">3. Multiplication (*)</text:p>
      <text:p text:style-name="Normal">La multiplication est utilisée pour calculer le produit de deux nombres ou plus. Elle permet de multiplier des valeurs ensemble.</text:p>
      <text:p text:style-name="P42">4. Division (/)</text:p>
      <text:p text:style-name="Normal">La division divise un nombre par un autre, produisant un quotient. Si le diviseur est zéro, JavaScript renverra Infinity ou NaN (Not a Number) selon les cas.</text:p>
      <text:p text:style-name="P43">5. Modulo (%)</text:p>
      <text:p text:style-name="Normal">Le modulo retourne le reste d’une division entre deux nombres. C’est une opération utile pour déterminer si un nombre est pair, impair, ou pour obtenir le reste d'une division.</text:p>
      <text:p text:style-name="P44">6. Exponentiation (**)</text:p>
      <text:p text:style-name="Normal">L’exponentiation permet d'élever un nombre à une puissance spécifique. Par exemple, pour calculer le carré ou le cube d'un nombre.</text:p>
      <text:p text:style-name="P45">7. Incrémentation et Décrémentation (++ et --)</text:p>
      <text:p text:style-name="Normal">L'incrémentation (++) augmente la valeur d’une variable de 1, tandis que la décrémentation (--) la diminue de 1. Ces opérations sont souvent utilisées dans les boucles et les itérations.</text:p>
      <text:p text:style-name="P46">8. Opérateurs d’affectation avec des opérations (+=, -=, *=, /=)</text:p>
      <text:p text:style-name="Normal">Ces opérateurs combinent l’affectation avec une opération mathématique. Par exemple, += additionne une valeur à une variable existante et assigne le résultat à cette variable.</text:p>
      <text:p text:style-name="Normal">Ces opérations mathématiques permettent d’effectuer des calculs et sont essentielles pour manipuler des valeurs numériques dans le code.</text:p>
      <text:p text:style-name="Normal"/>
      <text:p text:style-name="Normal"><text:span text:style-name="T47">Concaténation</text:span></text:p>
      <text:p text:style-name="Normal">La<text:s/><text:span text:style-name="T48">concaténation</text:span><text:s/>est une technique qui permet de combiner plusieurs chaînes de caractères (ou "strings") pour former une nouvelle chaîne.<text:s/></text:p>
      <text:p text:style-name="Normal">Elle est très utilisée pour créer des messages dynamiques, rassembler des informations de diverses variables, ou formater des résultats.</text:p>
      <text:p text:style-name="Normal">L'opérateur + peut être utilisé pour joindre deux chaînes de caractères.<text:s/></text:p>
      <text:p text:style-name="Normal">Lorsque JavaScript rencontre l’opérateur + entre deux chaînes, il les fusionne en une seule chaîne.</text:p>
      <text:p text:style-name="Normal">let salutation = "Bonjour, ";</text:p>
      <text:p text:style-name="Normal">let nom = "Alice";</text:p>
      <text:p text:style-name="Normal">let message = salutation + nom; // Résultat : "Bonjour, Alice"</text:p>
      <text:p text:style-name="Normal">L'opérateur + peut également être utilisé pour concaténer des chaînes de caractères avec des valeurs de type non-texte (comme des nombres). JavaScript convertit automatiquement les valeurs non-texte en chaînes dans ce cas.</text:p>
      <text:p text:style-name="Normal">let age = 25;</text:p>
      <text:p text:style-name="Normal">let message = "J'ai " + age + " ans."; // Résultat : "J'ai 25 ans."</text:p>
      <text:p text:style-name="Normal"/>
      <text:p text:style-name="Normal"><text:span text:style-name="T49">boîtes de dialogue</text:span></text:p>
      <text:p text:style-name="Normal">les<text:s/><text:span text:style-name="T50">boîtes de dialogue</text:span><text:s/>permettent d'interagir avec l'utilisateur en affichant des messages ou en recueillant des informations.<text:s/></text:p>
      <text:p text:style-name="Normal">Les boîtes de dialogue sont particulièrement utiles pour obtenir des retours rapides ou afficher des alertes.<text:s/></text:p>
      <text:p text:style-name="Normal">Voici les trois principales boîtes de dialogue</text:p>
      <text:p text:style-name="Normal">1. alert() : Boîte d'alerte</text:p>
      <text:p text:style-name="P51">La fonction alert() affiche une boîte de dialogue avec un message et un bouton "OK".<text:s/></text:p>
      <text:p text:style-name="P52">Elle est utilisée pour informer l'utilisateur de quelque chose, comme une notification ou un avertissement.</text:p>
      <text:p text:style-name="P53">alert("Message d'alerte");</text:p>
      <text:p text:style-name="P54"/>
      <text:p text:style-name="Normal">2. confirm() : Boîte de confirmation</text:p>
      <text:p text:style-name="P55">La fonction confirm() affiche une boîte de dialogue avec un message et deux boutons : "OK" et "Annuler".<text:s/></text:p>
      <text:p text:style-name="P56">Elle permet de demander à l'utilisateur de confirmer ou d'annuler une action.<text:s/></text:p>
      <text:p text:style-name="P57">Elle retourne une valeur booléenne : true si l'utilisateur clique sur "OK", et false s'il clique sur "Annuler".</text:p>
      <text:p text:style-name="P58">let resultat = confirm("Êtes-vous sûr ?");</text:p>
      <text:p text:style-name="P59"/>
      <text:p text:style-name="Normal">3. prompt() : Boîte de saisie</text:p>
      <text:p text:style-name="P60">La fonction prompt() affiche une boîte de dialogue avec un champ de saisie où l'utilisateur peut entrer du texte, ainsi que deux boutons : "OK" et "Annuler".<text:s/></text:p>
      <text:p text:style-name="P61">Elle est utile pour obtenir une entrée de l'utilisateur.<text:s/></text:p>
      <text:p text:style-name="P62">Si l'utilisateur entre quelque chose et clique sur "OK", prompt() retourne le texte saisi.<text:s/></text:p>
      <text:p text:style-name="P63">Si l'utilisateur clique sur "Annuler", elle retourne null.</text:p>
      <text:p text:style-name="P64">let nom = prompt("Quel est votre nom ?");</text:p>
      <text:p text:style-name="Normal"/>
      <text:p text:style-name="Normal"><text:span text:style-name="T65">fonction</text:span></text:p>
      <text:p text:style-name="Normal">une<text:s/><text:span text:style-name="T66">fonction</text:span><text:s/>est un bloc de code conçu pour effectuer une tâche spécifique.<text:s/></text:p>
      <text:p text:style-name="Normal">Elle permet de regrouper des instructions,<text:s/></text:p>
      <text:p text:style-name="Normal">de les réutiliser plusieurs fois et de rendre le code plus organisé et lisible.</text:p>
      <text:p text:style-name="Normal"/>
      <text:p text:style-name="Normal">Les<text:s/><text:span text:style-name="T67">fonctions nommées avec paramètres</text:span><text:s/>en permettent de créer des fonctions avec un nom défini et d’accepter des valeurs d'entrée (appelées<text:s/><text:span text:style-name="T68">paramètres</text:span>).<text:s/></text:p>
      <text:p text:style-name="Normal">Ces paramètres rendent les fonctions flexibles, car ils permettent d’utiliser des valeurs dynamiques lorsque la fonction est appelée.</text:p>
      <text:p text:style-name="P69">1. Déclaration d’une Fonction Nommée avec Paramètres</text:p>
      <text:p text:style-name="Normal">Pour déclarer une fonction nommée avec paramètres :</text:p>
      <text:list text:style-name="LFO6" text:continue-numbering="true">
        <text:list-item>
          <text:p text:style-name="P70">Utilise le mot-clé function.</text:p>
        </text:list-item>
        <text:list-item>
          <text:p text:style-name="P71">Suivi du<text:s/><text:span text:style-name="T72">nom de la fonction</text:span>.</text:p>
        </text:list-item>
        <text:list-item>
          <text:p text:style-name="P73">Ajoute des<text:s/><text:span text:style-name="T74">paramètres</text:span><text:s/>entre parenthèses () : les paramètres sont des variables qui reçoivent des valeurs lorsque la fonction est appelée.</text:p>
        </text:list-item>
        <text:list-item>
          <text:p text:style-name="P75">Ajoute le<text:s/><text:span text:style-name="T76">corps de la fonction</text:span><text:s/>entre accolades {}, qui contient les instructions de la fonction.</text:p>
        </text:list-item>
      </text:list>
      <text:p text:style-name="Normal">function saluer(nom) {</text:p>
      <text:p text:style-name="Normal"><text:s text:c="4"/>console.log("Bonjour, " + nom + " !");</text:p>
      <text:p text:style-name="Normal">}</text:p>
      <text:p text:style-name="Normal">Quand tu appelles une fonction avec des paramètres,<text:s/></text:p>
      <text:p text:style-name="Normal">tu passes des<text:s/><text:span text:style-name="T77">arguments</text:span><text:s/>(les valeurs pour chaque paramètre) entre les parenthèses.<text:s/></text:p>
      <text:p text:style-name="Normal">Ces arguments vont remplacer les paramètres dans le corps de la fonction.</text:p>
      <text:p text:style-name="Normal">saluer("Alice"); // Affiche "Bonjour, Alice !"</text:p>
      <text:p text:style-name="Normal">saluer("Bob"); <text:s text:c="2"/>// Affiche "Bonjour, Bob !"</text:p>
      <text:p text:style-name="Normal"/>
      <text:p text:style-name="Normal">Le mot-clé<text:s/><text:span text:style-name="T78">return</text:span><text:s/>est utilisé dans les fonctions pour renvoyer une valeur à l’endroit où la fonction est appelée. Cela permet de récupérer le résultat de la fonction et de l’utiliser ailleurs dans le code. Lorsqu’une fonction atteint une instruction return, elle s'arrête immédiatement</text:p>
      <text:p text:style-name="Normal">Une fonction peut exécuter plusieurs instructions, puis<text:s/><text:span text:style-name="T79">renvoyer une valeur</text:span><text:s/>avec return. Cette valeur peut ensuite être stockée dans une variable ou utilisée dans d'autres expressions.</text:p>
      <text:p text:style-name="Normal">function avecReturn() {</text:p>
      <text:p text:style-name="Normal"><text:s text:c="4"/>return ‘je suis la valeur de retour’;</text:p>
      <text:p text:style-name="Normal">}</text:p>
      <text:p text:style-name="Normal">let resultat = avecReturn(); <text:s text:c="2"/>// resultat ‘je suis la valeur de retour’</text:p>
      <text:p text:style-name="Normal"/>
      <text:p text:style-name="Normal">Les<text:s/><text:span text:style-name="T80">paramètres par défaut</text:span><text:s/>dans les fonctions permettent de donner une valeur initiale à un paramètre si aucun argument n'est passé lors de l'appel de la fonction.<text:s/></text:p>
      <text:p text:style-name="Normal">Cela rend les fonctions plus flexibles et évite les erreurs en l’absence de certains arguments.</text:p>
      <text:p text:style-name="Normal">On définit des paramètres par défaut en assignant une valeur directement dans la définition des paramètres de la fonction.<text:s/></text:p>
      <text:p text:style-name="Normal">Si la fonction est appelée sans cet argument, la valeur par défaut sera utilisée.</text:p>
      <text:p text:style-name="Normal">function saluer(nom = "inconnu") {</text:p>
      <text:p text:style-name="Normal"><text:s text:c="4"/>console.log("Bonjour, " + nom + " !");</text:p>
      <text:p text:style-name="Normal">}</text:p>
      <text:p text:style-name="Normal">Si un argument est passé, il remplace la valeur par défaut.</text:p>
      <text:p text:style-name="Normal"><text:s/>Si aucun argument n'est passé, la valeur par défaut est utilisée.</text:p>
      <text:p text:style-name="Normal"/>
      <text:p text:style-name="Normal">Les<text:s/><text:span text:style-name="T81">fonctions anonymes</text:span><text:s/>sont des fonctions sans nom.<text:s/></text:p>
      <text:p text:style-name="Normal">Elles sont couramment utilisées lorsqu'une fonction n'a pas besoin d'être réutilisée ailleurs dans le code ou quand elle est définie directement dans une expression, comme une variable ou un argument.<text:s/></text:p>
      <text:p text:style-name="Normal">Une fonction anonyme est définie sans nom. Elle peut être assignée à une variable pour pouvoir l’appeler plus tard. La syntaxe est la même que pour une fonction classique, sauf que le nom est omis.</text:p>
      <text:p text:style-name="Normal">let saluer = function() {</text:p>
      <text:p text:style-name="Normal"><text:s text:c="4"/>console.log("Bonjour !");</text:p>
      <text:p text:style-name="Normal">};</text:p>
      <text:p text:style-name="Normal">saluer(); // Appelle la fonction et affiche "Bonjour !"</text:p>
      <text:p text:style-name="Normal"/>
      <text:p text:style-name="Normal">Contrairement aux fonctions nommées :</text:p>
      <text:list text:style-name="LFO7" text:continue-numbering="true">
        <text:list-item>
          <text:p text:style-name="P82">Les fonctions anonymes<text:s/><text:span text:style-name="T83">ne sont pas levées (hoistées)</text:span>. Elles ne peuvent pas être appelées avant d'être définies.</text:p>
        </text:list-item>
      </text:list>
      <text:p text:style-name="Normal"/>
      <text:p text:style-name="Normal"/>
      <text:p text:style-name="P84">Les conditions</text:p>
      <text:p text:style-name="Normal">Les<text:s/><text:span text:style-name="T85">conditions</text:span><text:s/>permettent d'exécuter du code seulement si une certaine condition est remplie.<text:s/></text:p>
      <text:p text:style-name="P86">Structure de Base des Conditions : if, else if, else</text:p>
      <text:p text:style-name="Normal">La structure conditionnelle la plus courante est la déclaration if. Elle permet d’exécuter un bloc de code uniquement si une<text:s/><text:span text:style-name="T87">condition</text:span><text:s/>est évaluée à true.</text:p>
      <text:p text:style-name="Normal">if (condition) {</text:p>
      <text:p text:style-name="Normal"><text:s text:c="4"/>// Code exécuté si la condition est vraie</text:p>
      <text:p text:style-name="Normal">}</text:p>
      <text:p text:style-name="Normal"/>
      <text:p text:style-name="Normal">Si la condition est false, le code à l'intérieur des accolades {} est ignoré.</text:p>
      <text:p text:style-name="P88">if...else</text:p>
      <text:p text:style-name="Normal">On peut utiliser else pour définir un bloc de code qui s'exécute lorsque la condition est false.</text:p>
      <text:p text:style-name="Normal">if (condition) {</text:p>
      <text:p text:style-name="Normal"><text:s text:c="4"/>// Code exécuté si la condition est vraie</text:p>
      <text:p text:style-name="Normal">} else {</text:p>
      <text:p text:style-name="Normal"><text:s text:c="4"/>// Code exécuté si la condition est fausse</text:p>
      <text:p text:style-name="Normal">}</text:p>
      <text:p text:style-name="P89">if...else if...else</text:p>
      <text:p text:style-name="Normal">On peut ajouter plusieurs conditions avec else if. Si la première condition est false, le programme teste les conditions suivantes.</text:p>
      <text:p text:style-name="Normal">if (condition1) {</text:p>
      <text:p text:style-name="Normal"><text:s text:c="4"/>// Exécute ce code si condition1 est vraie</text:p>
      <text:p text:style-name="Normal">} else if (condition2) {</text:p>
      <text:p text:style-name="Normal"><text:s text:c="4"/>// Exécute ce code si condition2 est vraie</text:p>
      <text:p text:style-name="Normal">} else {</text:p>
      <text:p text:style-name="Normal"><text:s text:c="4"/>// Exécute ce code si aucune des conditions précédentes n'est vraie</text:p>
      <text:p text:style-name="Normal">}</text:p>
      <text:p text:style-name="P90">Les Opérateurs de Comparaison</text:p>
      <text:p text:style-name="Normal">Les conditions utilisent souvent des<text:s/><text:span text:style-name="T91">opérateurs de comparaison</text:span><text:s/>pour tester des valeurs :</text:p>
      <text:list text:style-name="LFO8" text:continue-numbering="true">
        <text:list-item>
          <text:p text:style-name="P92">== : égalité (vérifie si deux valeurs sont égales).</text:p>
        </text:list-item>
        <text:list-item>
          <text:p text:style-name="P93">=== : stricte égalité (vérifie si deux valeurs et types sont égaux).</text:p>
        </text:list-item>
        <text:list-item>
          <text:p text:style-name="P94">!= : inégalité (vérifie si deux valeurs sont différentes).</text:p>
        </text:list-item>
        <text:list-item>
          <text:p text:style-name="P95">!== : stricte inégalité (vérifie si deux valeurs ou types sont différents).</text:p>
        </text:list-item>
        <text:list-item>
          <text:p text:style-name="P96">&lt; et &gt; : inférieur à, supérieur à.</text:p>
        </text:list-item>
        <text:list-item>
          <text:p text:style-name="P97">&lt;= et &gt;= : inférieur ou égal à, supérieur ou égal à.</text:p>
        </text:list-item>
      </text:list>
      <text:p text:style-name="P98">Les Opérateurs Logiques</text:p>
      <text:p text:style-name="Normal">Les<text:s/><text:span text:style-name="T99">opérateurs logiques</text:span><text:s/>permettent de combiner plusieurs conditions :</text:p>
      <text:list text:style-name="LFO9" text:continue-numbering="true">
        <text:list-item>
          <text:p text:style-name="P100">&amp;&amp; (ET) : Toutes les conditions doivent être vraies.</text:p>
        </text:list-item>
        <text:list-item>
          <text:p text:style-name="P101">|| (OU) : Au moins une condition doit être vraie.</text:p>
        </text:list-item>
        <text:list-item>
          <text:p text:style-name="P102">! (NON) : Inverse la valeur d’une condition.</text:p>
        </text:list-item>
      </text:list>
      <text:p text:style-name="Normal"/>
      <text:p text:style-name="P103">Switch</text:p>
      <text:p text:style-name="Normal">Le mot-clé<text:s/><text:span text:style-name="T104">switch</text:span><text:s/>en JavaScript permet de comparer une expression à plusieurs valeurs possibles et d'exécuter un bloc de code en fonction de la valeur correspondante.<text:s/></text:p>
      <text:p text:style-name="Normal">Il est souvent utilisé pour simplifier les conditions multiples avec if...else if...else.</text:p>
      <text:p text:style-name="Normal">La structure switch teste la valeur d’une expression (ou d’une variable) et exécute le bloc de code correspondant au<text:s/><text:span text:style-name="T105">case</text:span><text:s/>qui correspond à cette valeur.</text:p>
      <text:p text:style-name="Normal">switch (expression) {</text:p>
      <text:p text:style-name="Normal"><text:s text:c="4"/>case valeur1:</text:p>
      <text:p text:style-name="Normal"><text:s text:c="8"/>// Code exécuté si expression === valeur1</text:p>
      <text:p text:style-name="Normal"><text:s text:c="8"/>break;</text:p>
      <text:p text:style-name="Normal"><text:s text:c="4"/>case valeur2:</text:p>
      <text:p text:style-name="Normal"><text:s text:c="8"/>// Code exécuté si expression === valeur2</text:p>
      <text:p text:style-name="Normal"><text:s text:c="8"/>break;</text:p>
      <text:p text:style-name="Normal"><text:s text:c="4"/>...</text:p>
      <text:p text:style-name="Normal"><text:s text:c="4"/>default:</text:p>
      <text:p text:style-name="Normal"><text:s text:c="8"/>// Code exécuté si aucune des valeurs précédentes ne correspond</text:p>
      <text:p text:style-name="Normal">}</text:p>
      <text:p text:style-name="Normal"/>
      <text:p text:style-name="P106">Opérateur Ternaire</text:p>
      <text:p text:style-name="Normal">L’opérateur<text:s/><text:span text:style-name="T107">ternaire</text:span><text:s/>est une façon concise d'écrire une condition if...else en une seule ligne.<text:s/></text:p>
      <text:p text:style-name="Normal">Il est utilisé pour retourner une valeur en fonction d'une condition, en simplifiant le code pour des cas simples.</text:p>
      <text:p text:style-name="Normal">Syntaxe de l'Opérateur Ternaire :</text:p>
      <text:p text:style-name="Normal"><text:tab/>condition ? valeur_si_vrai : valeur_si_faux;</text:p>
      <text:p text:style-name="P108"><text:span text:style-name="T109">condition</text:span><text:s/>: Une expression qui sera évaluée (doit renvoyer true ou false).</text:p>
      <text:p text:style-name="P110"><text:span text:style-name="T111">valeur_si_vrai</text:span><text:s/>: La valeur renvoyée si la condition est true.</text:p>
      <text:p text:style-name="P112"><text:s/><text:span text:style-name="T113">valeur_si_faux</text:span><text:s/>: La valeur renvoyée si la condition est false.</text:p>
      <text:p text:style-name="Normal"/>
      <text:p text:style-name="Normal"><text:span text:style-name="T114">Les boucles</text:span></text:p>
      <text:p text:style-name="Normal">Les<text:s/><text:span text:style-name="T115">boucles</text:span><text:s/>permettent de répéter un bloc de code plusieurs fois,<text:s/></text:p>
      <text:p text:style-name="Normal">ce qui est très utile pour automatiser des tâches répétitives,<text:s/></text:p>
      <text:p text:style-name="Normal">comme parcourir des éléments dans une liste,<text:s/></text:p>
      <text:p text:style-name="Normal">effectuer des calculs récurrents, ou afficher plusieurs éléments à l’écran.</text:p>
      <text:p text:style-name="P116">La Boucle for</text:p>
      <text:p text:style-name="Normal">La boucle for est utilisée quand on sait à l'avance combien de fois on veut répéter un bloc de code. Elle est composée de trois parties :</text:p>
      <text:list text:style-name="LFO10" text:continue-numbering="true">
        <text:list-item>
          <text:p text:style-name="P117"><text:span text:style-name="T118">Initialisation</text:span><text:s/>: On définit une variable de compteur (généralement i).</text:p>
        </text:list-item>
        <text:list-item>
          <text:p text:style-name="P119"><text:span text:style-name="T120">Condition</text:span><text:s/>: La boucle s'exécute tant que cette condition est vraie.</text:p>
        </text:list-item>
        <text:list-item>
          <text:p text:style-name="P121"><text:span text:style-name="T122">Incrémentation</text:span><text:s/>: À la fin de chaque itération, la variable de compteur est modifiée (généralement augmentée de 1).</text:p>
        </text:list-item>
      </text:list>
      <text:p text:style-name="P123">for (initialisation; condition; incrémentation) {</text:p>
      <text:p text:style-name="P124"><text:s text:c="4"/>// Code à exécuter à chaque itération</text:p>
      <text:p text:style-name="P125">}</text:p>
      <text:p text:style-name="Normal">for (let i = 0; i &lt; 5; i++) {</text:p>
      <text:p text:style-name="Normal"><text:s text:c="4"/>console.log("Itération n°", i); // Affiche chaque numéro d'itération de 0 à 4</text:p>
      <text:p text:style-name="Normal">}</text:p>
      <text:p text:style-name="Normal">La boucle<text:s/><text:span text:style-name="T126">while</text:span><text:s/>est utilisée quand le nombre d’itérations n’est pas connu à l’avance. Elle continue de s’exécuter tant qu’une condition est vraie.</text:p>
      <text:p text:style-name="Normal">while (condition) {</text:p>
      <text:p text:style-name="Normal"><text:s text:c="4"/>// Code à exécuter tant que la condition est vraie</text:p>
      <text:p text:style-name="Normal">}</text:p>
      <text:p text:style-name="Normal"/>
      <text:p text:style-name="Normal">let compteur = 0;</text:p>
      <text:p text:style-name="Normal">while (compteur &lt; 5) {</text:p>
      <text:p text:style-name="Normal"><text:s text:c="4"/>console.log("Compteur : ", compteur);</text:p>
      <text:p text:style-name="Normal"><text:s text:c="4"/>compteur++; // Incrémente le compteur pour éviter une boucle infinie</text:p>
      <text:p text:style-name="Normal">}</text:p>
      <text:p text:style-name="Normal"/>
      <text:p text:style-name="Normal">Les<text:s/><text:span text:style-name="T127">exceptions</text:span></text:p>
      <text:p text:style-name="Normal">Les<text:s/><text:span text:style-name="T128">exceptions</text:span><text:s/>en JavaScript sont des erreurs qui surviennent pendant l'exécution d'un programme. Ces erreurs peuvent interrompre le programme, mais grâce aux structures d’exception, on peut les gérer proprement pour éviter un arrêt brutal. JavaScript propose des outils pour détecter, capturer, et traiter ces erreurs.</text:p>
      <text:p text:style-name="Normal"/>
      <text:p text:style-name="P129">Le Bloc try...catch</text:p>
      <text:p text:style-name="Normal">La structure de base pour gérer les exceptions en JavaScript est le bloc try...catch. Le code susceptible de générer une erreur est placé dans le bloc try. Si une erreur survient, elle est capturée et gérée par le bloc catch.</text:p>
      <text:p text:style-name="Normal">try {</text:p>
      <text:p text:style-name="Normal"><text:s text:c="4"/>// Code qui peut générer une exception</text:p>
      <text:p text:style-name="Normal">} catch (erreur) {</text:p>
      <text:p text:style-name="Normal"><text:s text:c="4"/>// Code pour gérer l'erreur</text:p>
      <text:p text:style-name="Normal">}</text:p>
      <text:p text:style-name="Normal"> <text:s/><text:span text:style-name="T130">try</text:span><text:s/>: Contient le code susceptible de générer une erreur.</text:p>
      <text:p text:style-name="Normal"> <text:s/><text:span text:style-name="T131">catch</text:span><text:s/>: Récupère l’erreur, et on peut accéder aux détails de l’erreur à l’aide de la variable erreur.</text:p>
      <text:p text:style-name="Normal">try {</text:p>
      <text:p text:style-name="Normal"><text:s text:c="4"/>let x = y + 1; // Erreur : y n'est pas défini</text:p>
      <text:p text:style-name="Normal">} catch (erreur) {</text:p>
      <text:p text:style-name="Normal"><text:s text:c="4"/>console.log("Une erreur s'est produite : " + erreur.message); // Affiche le message d'erreur</text:p>
      <text:p text:style-name="Normal">}</text:p>
      <text:p text:style-name="Normal">Dans cet exemple, y n'est pas défini, donc une erreur est générée dans le bloc try. Le bloc catch capture l’erreur et affiche un message d'erreur dans la console.</text:p>
      <text:p text:style-name="Normal"/>
      <text:p text:style-name="P132">Le Bloc finally</text:p>
      <text:p text:style-name="Normal">En plus de try et catch, il existe un bloc<text:s/><text:span text:style-name="T133">finally</text:span><text:s/>qui s'exécute toujours, que l'erreur se produise ou non. Il est utile pour exécuter du code de "nettoyage" (comme fermer une connexion, libérer des ressources, etc.).</text:p>
      <text:p text:style-name="Normal">try {</text:p>
      <text:p text:style-name="Normal"><text:s text:c="4"/>// Code qui peut générer une exception</text:p>
      <text:p text:style-name="Normal">} catch (erreur) {</text:p>
      <text:p text:style-name="Normal"><text:s text:c="4"/>// Code pour gérer l'erreur</text:p>
      <text:p text:style-name="Normal">} finally {</text:p>
      <text:p text:style-name="Normal"><text:s text:c="4"/>// Code qui s'exécute toujours</text:p>
      <text:p text:style-name="Normal">}</text:p>
      <text:p text:style-name="Normal">try {</text:p>
      <text:p text:style-name="Normal"><text:s text:c="4"/>let resultat = 10 / 0; // Erreur mathématique potentielle</text:p>
      <text:p text:style-name="Normal">} catch (erreur) {</text:p>
      <text:p text:style-name="Normal"><text:s text:c="4"/>console.log("Erreur : " + erreur.message);</text:p>
      <text:p text:style-name="Normal">} finally {</text:p>
      <text:p text:style-name="Normal"><text:s text:c="4"/>console.log("Bloc finally exécuté");</text:p>
      <text:p text:style-name="Normal">}</text:p>
      <text:p text:style-name="Normal"/>
      <text:p text:style-name="P134">Lever une Exception avec throw</text:p>
      <text:p text:style-name="Normal">Avec throw, on peut générer (lever) une exception manuellement. Cela est utile pour signaler des erreurs spécifiques selon des conditions précises.</text:p>
      <text:p text:style-name="Normal">throw new Error("Message d'erreur");</text:p>
      <text:p text:style-name="Normal"/>
      <text:p text:style-name="Normal">function verifierAge(age) {</text:p>
      <text:p text:style-name="Normal"><text:s text:c="4"/>if (age &lt; 18) {</text:p>
      <text:p text:style-name="Normal"><text:s text:c="8"/>throw new Error("L'âge doit être de 18 ans ou plus.");</text:p>
      <text:p text:style-name="Normal"><text:s text:c="4"/>}</text:p>
      <text:p text:style-name="Normal"><text:s text:c="4"/>console.log("Âge vérifié : " + age);</text:p>
      <text:p text:style-name="Normal">}</text:p>
      <text:p text:style-name="Normal"/>
      <text:p text:style-name="Normal">try {</text:p>
      <text:p text:style-name="Normal"><text:s text:c="4"/>verifierAge(16);</text:p>
      <text:p text:style-name="Normal">} catch (erreur) {</text:p>
      <text:p text:style-name="Normal"><text:s text:c="4"/>console.log("Erreur : " + erreur.message);</text:p>
      <text:p text:style-name="Normal">}</text:p>
      <text:p text:style-name="Normal">Ici, si age est inférieur à 18, throw déclenche une erreur avec le message "L'âge doit être de 18 ans ou plus.". Le bloc catch capture cette erreur et affiche le message.</text:p>
      <text:p text:style-name="Normal"/>
      <text:p text:style-name="Normal"/>
      <text:p text:style-name="Normal"><text:span text:style-name="T135">portée des variables</text:span></text:p>
      <text:p text:style-name="Normal">La portée des variables détermine où une variable est accessible et dans quel contexte elle existe.<text:s/></text:p>
      <text:p text:style-name="Normal">Comprendre la portée est essentiel pour éviter les erreurs et structurer le code de manière efficace.<text:s/></text:p>
      <text:p text:style-name="Normal">Il y a trois niveaux de portée pour les variables : la portée globale, la portée de fonction, et la portée de bloc.</text:p>
      <text:p text:style-name="P136">La Portée Globale</text:p>
      <text:p text:style-name="P137">Une variable définie en dehors de toute fonction ou bloc de code est dite<text:s/><text:span text:style-name="T138">globale</text:span>. Elle est accessible partout dans le code.</text:p>
      <text:p text:style-name="P139">let variableGlobale = "Je suis global";</text:p>
      <text:p text:style-name="P140">function afficherVariableGlobale() {</text:p>
      <text:p text:style-name="P141"><text:s text:c="4"/>console.log(variableGlobale); // Accès à la variable globale</text:p>
      <text:p text:style-name="P142">}</text:p>
      <text:p text:style-name="P143">afficherVariableGlobale(); // Affiche "Je suis global"</text:p>
      <text:p text:style-name="P144">console.log(variableGlobale); // Affiche "Je suis global"</text:p>
      <text:p text:style-name="P145"/>
      <text:p text:style-name="P146">La Portée de Fonction</text:p>
      <text:p text:style-name="Normal">Une variable définie<text:s/><text:span text:style-name="T147">à l'intérieur d'une fonction</text:span><text:s/>est accessible uniquement dans cette fonction.<text:s/></text:p>
      <text:p text:style-name="Normal">Elle est<text:s/><text:span text:style-name="T148">locale</text:span><text:s/>à cette fonction et n'est pas accessible en dehors.</text:p>
      <text:p text:style-name="P149">function afficherMessage() {</text:p>
      <text:p text:style-name="P150"><text:s text:c="4"/>let message = "Bonjour !";</text:p>
      <text:p text:style-name="P151"><text:s text:c="4"/>console.log(message); // Affiche "Bonjour !"</text:p>
      <text:p text:style-name="P152">}</text:p>
      <text:p text:style-name="P153">afficherMessage();</text:p>
      <text:p text:style-name="P154">console.log(message); // Erreur : "message" n'est pas défini en dehors de la fonction</text:p>
      <text:p text:style-name="P155"/>
      <text:p text:style-name="P156">La Portée de Bloc</text:p>
      <text:p text:style-name="P157">La portée de bloc concerne les variables déclarées avec let et const<text:s/><text:span text:style-name="T158">dans des blocs de code</text:span>, comme des boucles (for, while) ou des conditions (if).</text:p>
      <text:p text:style-name="Normal"><text:s/><text:tab/>Une variable déclarée avec let ou const dans un bloc { ... } est accessible uniquement à l'intérieur de ce bloc.</text:p>
      <text:p text:style-name="Normal"><text:tab/><text:span text:style-name="T159">if (true) {</text:span></text:p>
      <text:p text:style-name="P160"><text:s text:c="3"/><text:tab/><text:tab/><text:s/>let blocVariable = "Je suis dans un bloc";</text:p>
      <text:p text:style-name="P161"><text:s text:c="3"/><text:tab/><text:tab/><text:s/>console.log(blocVariable); // Affiche "Je suis dans un bloc"</text:p>
      <text:p text:style-name="P162">}</text:p>
      <text:p text:style-name="P163">console.log(blocVariable); // Erreur : "blocVariable" n'est pas défini en dehors du bloc</text:p>
      <text:p text:style-name="P164"/>
      <text:p text:style-name="P165">Différences entre var, let, et const</text:p>
      <text:p text:style-name="Normal"><text:span text:style-name="T166">var :<text:s/></text:span>A une portée de fonction ou de global.<text:s/></text:p>
      <text:p text:style-name="Normal">Elle ignore la portée de bloc, donc une variable déclarée avec var dans un bloc de code (if, for, etc.) reste accessible en dehors de ce bloc<text:span text:style-name="T167">.</text:span></text:p>
      <text:p text:style-name="Normal"><text:span text:style-name="T168">let et const :<text:s/></text:span>Respectent la portée de bloc. Une variable définie avec let ou const n'est accessible que dans le bloc où elle est déclarée.</text:p>
      <text:p text:style-name="P169">if (true) {</text:p>
      <text:p text:style-name="P170"><text:s text:c="4"/>var variableVar = "Je suis avec var";</text:p>
      <text:p text:style-name="P171"><text:s text:c="4"/>let variableLet = "Je suis avec let";</text:p>
      <text:p text:style-name="P172">}</text:p>
      <text:p text:style-name="P173">console.log(variableVar); // Affiche "Je suis avec var"</text:p>
      <text:p text:style-name="P174">console.log(variableLet); // Erreur : "variableLet" n'est pas défini en dehors du bloc</text:p>
      <text:p text:style-name="P175"/>
      <text:p text:style-name="Normal">La principale différence entre let et const est que<text:s/><text:span text:style-name="T176">const crée une variable qui ne peut pas être réassignée</text:span>, tandis que<text:s/><text:span text:style-name="T177">let permet de réassigner la variable</text:span>.</text:p>
      <text:p text:style-name="Normal">Voici les différences clés :</text:p>
      <text:p text:style-name="P178">1. Réassignation</text:p>
      <text:list text:style-name="LFO11" text:continue-numbering="true">
        <text:list-item>
          <text:p text:style-name="P179"><text:span text:style-name="T180">let</text:span><text:s/>: La valeur d'une variable déclarée avec let peut être réassignée. Cela permet de changer la valeur de la variable après sa déclaration.</text:p>
        </text:list-item>
        <text:list-item>
          <text:p text:style-name="P181"><text:span text:style-name="T182">const</text:span><text:s/>: La valeur d'une variable déclarée avec const ne peut pas être réassignée après la déclaration. Une tentative de réassignation déclenchera une erreur.</text:p>
        </text:list-item>
      </text:list>
      <text:p text:style-name="P183"/>
      <text:list text:style-name="LFO11" text:continue-numbering="true">
        <text:list-item>
          <text:p text:style-name="P184">let age = 25;</text:p>
        </text:list-item>
        <text:list-item>
          <text:p text:style-name="P185">age = 26; // Pas d'erreur, `age` est réassigné</text:p>
        </text:list-item>
        <text:list-item>
          <text:p text:style-name="P186">const nom = "Alice";</text:p>
        </text:list-item>
        <text:list-item>
          <text:p text:style-name="P187">nom = "Bob"; // Erreur ! `nom` ne peut pas être réassigné</text:p>
        </text:list-item>
      </text:list>
      <text:p text:style-name="P188">2. Nécessité d'Initialisation</text:p>
      <text:list text:style-name="LFO12" text:continue-numbering="true">
        <text:list-item>
          <text:p text:style-name="P189"><text:span text:style-name="T190">let</text:span><text:s/>: Une variable déclarée avec let peut être déclarée sans valeur initiale, elle sera alors initialisée avec undefined.</text:p>
        </text:list-item>
        <text:list-item>
          <text:p text:style-name="P191"><text:span text:style-name="T192">const</text:span><text:s/>: Une variable déclarée avec const doit être initialisée lors de sa déclaration. L'absence d'initialisation déclenche une erreur.</text:p>
        </text:list-item>
      </text:list>
      <text:p text:style-name="P193"/>
      <text:h text:style-name="P194" text:outline-level="3"><text:span text:style-name="T195">Objets et Tableaux avec<text:s/></text:span><text:span text:style-name="T196">const</text:span></text:h>
      <text:p text:style-name="P197"><text:span text:style-name="T198">Bien que<text:s/></text:span><text:span text:style-name="T199">const</text:span><text:span text:style-name="T200"><text:s/>empêche la réassignation de la variable,<text:s/></text:span><text:span text:style-name="T201">il n'empêche pas la modification des objets ou tableaux</text:span><text:span text:style-name="T202"><text:s/>qui sont assignés. Avec<text:s/></text:span><text:span text:style-name="T203">const</text:span><text:span text:style-name="T204">, on peut ajouter, modifier ou supprimer des éléments d'un tableau ou des propriétés d'un objet, mais on ne peut pas remplacer complètement l'objet ou le tableau.</text:span></text:p>
      <text:p text:style-name="Normal"/>
      <text:p text:style-name="Normal"><text:span text:style-name="T205">Les tableaux</text:span></text:p>
      <text:p text:style-name="Normal">Les<text:s/><text:span text:style-name="T206">tableaux</text:span><text:s/>sont des structures de données permettant de stocker une liste ordonnée de valeurs.<text:s/></text:p>
      <text:p text:style-name="Normal">Ils sont très utiles pour organiser et manipuler des collections de données, comme des listes de noms, des nombres, ou des objets.<text:s/></text:p>
      <text:p text:style-name="Normal">Les tableaux peuvent contenir des types de données différents, comme des nombres, des chaînes de caractères, et même d'autres tableaux.</text:p>
      <text:p text:style-name="P207">let fruits = ["pomme", "banane", "orange"]; // Création avec des crochets</text:p>
      <text:p text:style-name="P208">let nombres = new Array(1, 2, 3, 4); // Création avec le constructeur Array</text:p>
      <text:p text:style-name="P209">2. Accéder aux Éléments d’un Tableau</text:p>
      <text:p text:style-name="Normal">Les éléments d'un tableau sont indexés à partir de 0. On accède à un élément en utilisant son<text:s/><text:span text:style-name="T210">indice</text:span>.</text:p>
      <text:p text:style-name="P211">console.log(fruits[0]); // Affiche "pomme"</text:p>
      <text:p text:style-name="P212">console.log(fruits[2]); // Affiche "orange"</text:p>
      <text:p text:style-name="Normal">On peut également modifier un élément en accédant à son indice :</text:p>
      <text:p text:style-name="P213">fruits[1] = "poire";</text:p>
      <text:p text:style-name="P214">console.log(fruits); // Affiche ["pomme", "poire", "orange"]</text:p>
      <text:p text:style-name="P215">Les Méthodes Utiles pour Manipuler les Tableaux</text:p>
      <text:p text:style-name="P216"/>
      <text:p text:style-name="P217">JavaScript propose de nombreuses méthodes pour manipuler les tableaux. Voici les principales :</text:p>
      <text:list text:style-name="LFO13" text:continue-numbering="true">
        <text:list-item>
          <text:p text:style-name="P218">Ajouter des éléments :</text:p>
          <text:list text:continue-numbering="true">
            <text:list-item>
              <text:p text:style-name="P219"><text:span text:style-name="T220">push() :<text:s/></text:span><text:span text:style-name="T221">Ajoute un élément à la fin du tableau</text:span><text:span text:style-name="T222">.</text:span></text:p>
            </text:list-item>
            <text:list-item>
              <text:p text:style-name="P223"><text:span text:style-name="T224">unshift() :<text:s/></text:span><text:span text:style-name="T225">Ajoute un élément au début du tableau.</text:span></text:p>
            </text:list-item>
          </text:list>
        </text:list-item>
      </text:list>
      <text:p text:style-name="P226">fruits.push("mangue"); // Ajoute "mangue" à la fin</text:p>
      <text:p text:style-name="P227">fruits.unshift("kiwi"); // Ajoute "kiwi" au début</text:p>
      <text:p text:style-name="Normal"><text:span text:style-name="T228">Supprimer des éléments</text:span><text:s/>:</text:p>
      <text:list text:style-name="LFO14" text:continue-numbering="true">
        <text:list-item>
          <text:p text:style-name="P229"><text:span text:style-name="T230">pop()</text:span><text:s/>: Supprime le dernier élément du tableau.</text:p>
        </text:list-item>
        <text:list-item>
          <text:p text:style-name="P231"><text:span text:style-name="T232">shift</text:span>() : Supprime le premier élément du tableau.</text:p>
        </text:list-item>
      </text:list>
      <text:p text:style-name="P233"/>
      <text:p text:style-name="Normal"><text:span text:style-name="T234">Trouver la longueur d'un tableau</text:span><text:s/>:</text:p>
      <text:list text:style-name="LFO15" text:continue-numbering="true">
        <text:list-item>
          <text:p text:style-name="P235">length : Propriété qui donne le nombre d'éléments dans le tableau.<text:s/><text:span text:style-name="T236">console.log(fruits.length); // Affiche la longueur du tableau</text:span></text:p>
        </text:list-item>
        <text:list-item>
          <text:p text:style-name="P237"/>
        </text:list-item>
      </text:list>
      <text:p text:style-name="P238">4. Parcourir un Tableau</text:p>
      <text:p text:style-name="Normal">Il est fréquent de parcourir un tableau pour accéder ou manipuler ses éléments. Voici quelques méthodes pour le faire :</text:p>
      <text:list text:style-name="LFO16" text:continue-numbering="true">
        <text:list-item>
          <text:p text:style-name="P239"><text:span text:style-name="T240">Boucle for</text:span><text:s/>: La boucle for classique est utile pour parcourir un tableau et accéder à chaque élément.</text:p>
        </text:list-item>
      </text:list>
      <text:p text:style-name="P241">for (let i = 0; i &lt; fruits.length; i++) { <text:s text:c="2"/>console.log(fruits[i]); // Affiche chaque fruit du tableau }</text:p>
      <text:p text:style-name="P242"><text:span text:style-name="T243">map()</text:span><text:s/>: Applique une fonction à chaque élément et retourne un nouveau tableau avec les résultats.</text:p>
      <text:p text:style-name="P244"><text:span text:style-name="T245"><text:tab/></text:span><text:span text:style-name="T246"><text:tab/></text:span><text:span text:style-name="T247">let nombres = [1, 2, 3];</text:span></text:p>
      <text:p text:style-name="P248"><text:tab/><text:tab/>et doubles = nombres.map((x) =&gt; x * 2); // [2, 4, 6]</text:p>
      <text:p text:style-name="P249">Tableaux a 2 dimensions :</text:p>
      <text:p text:style-name="P250"><text:tab/><text:tab/>Les tableaux peuvent contenir d'autres tableaux, ce qui est utile pour organiser des données multidimensionnelles.<text:s/></text:p>
      <text:p text:style-name="P251"><text:span text:style-name="T252">let tableau2D = [ [1, 2, 3], <text:s/>[4, 5, 6], <text:s/>[7, 8, 9] ];</text:span></text:p>
      <text:p text:style-name="P253">console.log( tableau2D[1][2] ); // Accède au 3ème élément du 2ème tableau, affiche 6</text:p>
      <text:p text:style-name="P254"/>
      <text:p text:style-name="P255">les Objets</text:p>
      <text:p text:style-name="P256">Les objets sont une structure de données essentielle en JavaScript, permettant de stocker des collections de données et de fonctionnalités. Ils sont constitués de paires clé-valeur et sont très flexibles.</text:p>
      <text:p text:style-name="P257">Création d’un objet :</text:p>
      <text:p text:style-name="P258">const utilisateur = {</text:p>
      <text:p text:style-name="P259"><text:s text:c="4"/>nom: "Alice",</text:p>
      <text:p text:style-name="P260"><text:s text:c="4"/>age: 25,</text:p>
      <text:p text:style-name="P261"><text:s text:c="4"/>email: "alice@example.com"</text:p>
      <text:p text:style-name="P262">};</text:p>
      <text:p text:style-name="P263">console.log(utilisateur); // { nom: "Alice", age: 25, email: "alice@example.com" }</text:p>
      <text:p text:style-name="P264">Accéder aux propriétés :<text:s/></text:p>
      <text:p text:style-name="P265">console.log(utilisateur.nom); // "Alice"</text:p>
      <text:p text:style-name="Normal"><text:span text:style-name="T266">Ajouter, modifier et supprimer des propriétés :</text:span></text:p>
      <text:p text:style-name="P267">utilisateur.adresse = "Paris";</text:p>
      <text:p text:style-name="P268">utilisateur.age = 30; // Modification</text:p>
      <text:p text:style-name="P269">console.log(utilisateur);</text:p>
      <text:p text:style-name="P270">// { nom: "Alice", age: 30, email: "alice@example.com", adresse: "Paris" }</text:p>
      <text:p text:style-name="P271">Supprimer une propriété :</text:p>
      <text:p text:style-name="P272">delete utilisateur.email;</text:p>
      <text:p text:style-name="P273">console.log(utilisateur); // { nom: "Alice", age: 30, adresse: "Paris" }</text:p>
      <text:p text:style-name="P274">Une méthode est une fonction définie comme une propriété d’un objet.</text:p>
      <text:p text:style-name="P275">const utilisateur = {</text:p>
      <text:p text:style-name="P276"><text:s text:c="4"/>nom: "Alice",</text:p>
      <text:p text:style-name="P277"><text:s text:c="4"/>age: 25,</text:p>
      <text:p text:style-name="P278"><text:s text:c="4"/>saluer: function() {</text:p>
      <text:p text:style-name="P279"><text:s text:c="8"/>console.log(`Bonjour, je suis ${this.nom} et j'ai ${this.age} ans.`);</text:p>
      <text:p text:style-name="P280"><text:s text:c="4"/>}</text:p>
      <text:p text:style-name="P281">};</text:p>
      <text:p text:style-name="P282">utilisateur.saluer(); // "Bonjour, je suis Alice et j'ai 25 ans."</text:p>
      <text:p text:style-name="Normal"><text:span text:style-name="T283">Object.keys()</text:span><text:span text:style-name="T284"><text:s/>: Retourne un tableau des clés.</text:span></text:p>
      <text:p text:style-name="Normal"><text:span text:style-name="T285">Object.values()</text:span><text:span text:style-name="T286"><text:s/>: Retourne un tableau des valeurs.</text:span></text:p>
      <text:p text:style-name="Normal"><text:span text:style-name="T287">Object.entries()</text:span><text:span text:style-name="T288"><text:s/>: Retourne un tableau de paires [clé, valeur]</text:span></text:p>
      <text:p text:style-name="P289"/>
      <text:p text:style-name="P290">Spread Operator (...)</text:p>
      <text:p text:style-name="Normal"><text:span text:style-name="T291">Le<text:s/></text:span><text:span text:style-name="T292">spread operator (...)</text:span><text:span text:style-name="T293"><text:s/>est une fonctionnalité puissante introduite avec ES6 (ECMAScript 2015).<text:s/></text:span></text:p>
      <text:p text:style-name="P294">Il permet de décomposer des éléments d'un tableau, d'un objet ou d'une structure itérable.</text:p>
      <text:p text:style-name="P295"/>
      <text:p text:style-name="P296">Utilisation avec les tableaux</text:p>
      <text:p text:style-name="P297">a. Copier un tableau</text:p>
      <text:p text:style-name="Normal"><text:span text:style-name="T298">Le spread operator permet de créer une<text:s/></text:span><text:span text:style-name="T299">copie indépendante</text:span><text:span text:style-name="T300"><text:s/>d'un tableau.</text:span></text:p>
      <text:p text:style-name="P301">const fruits = ['pomme', 'banane', 'cerise'];</text:p>
      <text:p text:style-name="P302">const copieFruits = [...fruits];</text:p>
      <text:p text:style-name="P303">console.log(copieFruits); // Résultat : ['pomme', 'banane', 'cerise']</text:p>
      <text:p text:style-name="P304">// Modifications sur la copie n'affectent pas l'original</text:p>
      <text:p text:style-name="P305">copieFruits.push('mangue');</text:p>
      <text:p text:style-name="P306">console.log(copieFruits); // ['pomme', 'banane', 'cerise', 'mangue']</text:p>
      <text:p text:style-name="P307">console.log(fruits); // ['pomme', 'banane', 'cerise']</text:p>
      <text:p text:style-name="P308">b. Fusionner des tableaux</text:p>
      <text:p text:style-name="Normal"><text:span text:style-name="T309">Le spread operator permet de<text:s/></text:span><text:span text:style-name="T310">fusionner</text:span><text:span text:style-name="T311"><text:s/>plusieurs tableaux en un seul.</text:span></text:p>
      <text:p text:style-name="P312">const nombres1 = [1, 2, 3];</text:p>
      <text:p text:style-name="P313">const nombres2 = [4, 5, 6];</text:p>
      <text:p text:style-name="P314">const fusion = [...nombres1, ...nombres2];</text:p>
      <text:p text:style-name="P315">console.log(fusion); // Résultat : [1, 2, 3, 4, 5, 6]</text:p>
      <text:p text:style-name="P316">c. Ajouter ou insérer des éléments</text:p>
      <text:p text:style-name="P317">Le spread operator facilite l'ajout d'éléments au début, au milieu ou à la fin d'un tableau.</text:p>
      <text:p text:style-name="P318">const lettres = ['b', 'c', 'd'];</text:p>
      <text:p text:style-name="P319">const alphabet = ['a', ...lettres, 'e'];</text:p>
      <text:p text:style-name="P320">console.log(alphabet); // Résultat : ['a', 'b', 'c', 'd', 'e']</text:p>
      <text:p text:style-name="P321"/>
      <text:p text:style-name="P322">Utilisation avec les objets</text:p>
      <text:p text:style-name="P323">a. Copier un objet</text:p>
      <text:p text:style-name="P324">Comme pour les tableaux, le spread operator permet de créer une copie superficielle d'un objet.</text:p>
      <text:p text:style-name="P325">const utilisateur = { nom: 'Alice', age: 25 };</text:p>
      <text:p text:style-name="P326">const copieUtilisateur = { ...utilisateur };</text:p>
      <text:p text:style-name="P327">console.log(copieUtilisateur); // Résultat : { nom: 'Alice', age: 25 }</text:p>
      <text:p text:style-name="P328">// Modifications sur la copie n'affectent pas l'original</text:p>
      <text:p text:style-name="P329">copieUtilisateur.age = 30;</text:p>
      <text:p text:style-name="P330">console.log(copieUtilisateur); // { nom: 'Alice', age: 30 }</text:p>
      <text:p text:style-name="P331">console.log(utilisateur); // { nom: 'Alice', age: 25 }</text:p>
      <text:p text:style-name="P332">b. Fusionner des objets</text:p>
      <text:p text:style-name="Normal"><text:span text:style-name="T333">Le spread operator peut être utilisé pour<text:s/></text:span><text:span text:style-name="T334">fusionner</text:span><text:span text:style-name="T335"><text:s/>ou étendre des objets.</text:span></text:p>
      <text:p text:style-name="P336">const infosBase = { nom: 'Alice', age: 25 };</text:p>
      <text:p text:style-name="P337">const infosSupp = { ville: 'Paris', profession: 'Développeuse' };</text:p>
      <text:p text:style-name="P338">const utilisateur = { ...infosBase, ...infosSupp };</text:p>
      <text:p text:style-name="P339">console.log(utilisateur);</text:p>
      <text:p text:style-name="P340">// Résultat : { nom: 'Alice', age: 25, ville: 'Paris', profession: 'Développeuse' }</text:p>
      <text:p text:style-name="Normal"><text:span text:style-name="T341">⚠️</text:span><text:span text:style-name="T342"><text:s/></text:span><text:span text:style-name="T343">Attention</text:span><text:span text:style-name="T344"><text:s/>: Si deux objets ont des clés identiques, la dernière écrase la précédente.</text:span></text:p>
      <text:p text:style-name="P345">const objet1 = { nom: 'Alice', age: 25 };</text:p>
      <text:p text:style-name="P346">const objet2 = { age: 30, ville: 'Paris' };</text:p>
      <text:p text:style-name="P347">const fusion = { ...objet1, ...objet2 };</text:p>
      <text:p text:style-name="P348">console.log(fusion); // Résultat : { nom: 'Alice', age: 30, ville: 'Paris' }</text:p>
      <text:p text:style-name="P349"/>
      <text:p text:style-name="P350">Le BOM</text:p>
      <text:p text:style-name="Normal">Le<text:s/><text:span text:style-name="T351">BOM</text:span><text:s/>(Browser Object Model) est un ensemble d'objets fournis par le navigateur pour interagir avec l'environnement dans lequel une page web est exécutée.<text:s/></text:p>
      <text:p text:style-name="Normal">Il permet de manipuler tout ce qui concerne le navigateur, en dehors du contenu spécifique de la page (DOM).</text:p>
      <text:p text:style-name="P352">Structure du BOM</text:p>
      <text:p text:style-name="Normal">Le BOM est représenté par l'objet global<text:s/><text:span text:style-name="T353">window</text:span>, qui contient :</text:p>
      <text:list text:style-name="LFO17" text:continue-numbering="true">
        <text:list-item>
          <text:p text:style-name="P354">Des propriétés et méthodes pour interagir avec le navigateur.</text:p>
        </text:list-item>
        <text:list-item>
          <text:p text:style-name="P355">D'autres objets utiles pour gérer les éléments externes à la page (comme l'URL, les cookies, ou la taille de la fenêtre).</text:p>
        </text:list-item>
      </text:list>
      <text:p text:style-name="Normal"/>
      <text:p text:style-name="P356">Schéma simplifié du BOM</text:p>
      <text:p text:style-name="Normal">window</text:p>
      <text:p text:style-name="Normal"><text:span text:style-name="T357">├</text:span><text:span text:style-name="T358">──</text:span><text:s/>document (DOM)</text:p>
      <text:p text:style-name="Normal"><text:span text:style-name="T359">├</text:span><text:span text:style-name="T360">──</text:span><text:s/>location</text:p>
      <text:p text:style-name="Normal"><text:span text:style-name="T361">├</text:span><text:span text:style-name="T362">──</text:span><text:s/>navigator</text:p>
      <text:p text:style-name="Normal"><text:span text:style-name="T363">├</text:span><text:span text:style-name="T364">──</text:span><text:s/>screen</text:p>
      <text:p text:style-name="Normal"><text:span text:style-name="T365">├</text:span><text:span text:style-name="T366">──</text:span><text:s/>history</text:p>
      <text:p text:style-name="Normal"><text:span text:style-name="T367">├</text:span><text:span text:style-name="T368">──</text:span><text:s/>alert, confirm, prompt (m<text:span text:style-name="T369">é</text:span>thodes)</text:p>
      <text:p text:style-name="Normal"><text:span text:style-name="T370">├</text:span><text:span text:style-name="T371">──</text:span><text:s/>setTimeout, setInterval (m<text:span text:style-name="T372">é</text:span>thodes)</text:p>
      <text:p text:style-name="P373">2. Les principaux objets du BOM</text:p>
      <text:p text:style-name="P374">a. window</text:p>
      <text:p text:style-name="Normal">L'objet<text:s/><text:span text:style-name="T375">window</text:span><text:s/>est l'objet global.<text:s/></text:p>
      <text:p text:style-name="Normal">Toutes les fonctions ou propriétés du<text:s/><text:span text:style-name="T376">BOM</text:span><text:s/>font partie de<text:s/><text:span text:style-name="T377">window</text:span>.<text:s/></text:p>
      <text:p text:style-name="Normal">Vous pouvez l'utiliser directement ou omettre window</text:p>
      <text:p text:style-name="Normal">// Accès à une propriété directement via window</text:p>
      <text:p text:style-name="Normal">console.log(window.innerWidth); // Largeur de la fenêtre</text:p>
      <text:p text:style-name="Normal">// Sans préciser window (équivalent)</text:p>
      <text:p text:style-name="Normal">console.log(innerWidth);</text:p>
      <text:p text:style-name="P378">b. location</text:p>
      <text:p text:style-name="Normal">L'objet location contient des informations sur l’URL de la page courante. Il permet également de rediriger l'utilisateur</text:p>
      <text:p text:style-name="Normal">console.log(location.href); // URL complète</text:p>
      <text:p text:style-name="Normal">console.log(location.hostname); // Nom de domaine</text:p>
      <text:p text:style-name="Normal">console.log(location.pathname); // Chemin de la page</text:p>
      <text:p text:style-name="Normal">// Rediriger l'utilisateur</text:p>
      <text:p text:style-name="P379">location.href = 'https://www.example.com';</text:p>
      <text:p text:style-name="P380">c. navigator</text:p>
      <text:p text:style-name="Normal">L'objet navigator fournit des informations sur le navigateur de l'utilisateur (type, version, système d'exploitation, etc.).</text:p>
      <text:p text:style-name="Normal">console.log(navigator.userAgent); // Chaîne descriptive du navigateur</text:p>
      <text:p text:style-name="Normal">console.log(navigator.language); // Langue préférée</text:p>
      <text:p text:style-name="Normal">console.log(navigator.onLine); // Indique si l'utilisateur est en ligne (true/false)</text:p>
      <text:p text:style-name="P381">d. screen</text:p>
      <text:p text:style-name="Normal">L'objet screen donne des informations sur l'écran de l'utilisateur.</text:p>
      <text:p text:style-name="Normal">console.log(screen.width); // Largeur de l'écran en pixels</text:p>
      <text:p text:style-name="Normal">console.log(screen.height); // Hauteur de l'écran en pixels</text:p>
      <text:p text:style-name="Normal">console.log(screen.availWidth); // Largeur disponible (sans la barre des tâches)</text:p>
      <text:p text:style-name="P382">e. history</text:p>
      <text:p text:style-name="Normal">L'objet history permet de naviguer dans l'historique du navigateur.</text:p>
      <text:p text:style-name="Normal">history.back(); // Retour à la page précédente</text:p>
      <text:p text:style-name="Normal">history.forward(); // Aller à la page suivante</text:p>
      <text:p text:style-name="Normal">console.log(history.length); // Nombre de pages dans l'historique</text:p>
      <text:p text:style-name="P383">3. Méthodes utiles du BOM</text:p>
      <text:p text:style-name="Normal"><text:span text:style-name="T384">a.<text:s/></text:span>alert, confirm, prompt,<text:s/>setTimeout et setInterval,<text:s/></text:p>
      <text:p text:style-name="P385">4. Différence entre BOM et DOM</text:p>
      <table:table table:style-name="Table386">
        <table:table-columns>
          <table:table-column table:style-name="TableColumn387"/>
          <table:table-column table:style-name="TableColumn388"/>
          <table:table-column table:style-name="TableColumn389"/>
        </table:table-columns>
        <table:table-header-rows>
          <table:table-row table:style-name="TableRow390">
            <table:table-cell table:style-name="TableCell391">
              <text:p text:style-name="P392">Caractéristique</text:p>
            </table:table-cell>
            <table:table-cell table:style-name="TableCell393">
              <text:p text:style-name="P394">BOM</text:p>
            </table:table-cell>
            <table:table-cell table:style-name="TableCell395">
              <text:p text:style-name="P396">DOM</text:p>
            </table:table-cell>
          </table:table-row>
        </table:table-header-rows>
        <table:table-row table:style-name="TableRow397">
          <table:table-cell table:style-name="TableCell398">
            <text:p text:style-name="P399">Définition</text:p>
          </table:table-cell>
          <table:table-cell table:style-name="TableCell400">
            <text:p text:style-name="Normal">Interface pour interagir avec le navigateur.</text:p>
          </table:table-cell>
          <table:table-cell table:style-name="TableCell401">
            <text:p text:style-name="Normal">Interface pour manipuler le contenu HTML.</text:p>
          </table:table-cell>
        </table:table-row>
        <table:table-row table:style-name="TableRow402">
          <table:table-cell table:style-name="TableCell403">
            <text:p text:style-name="P404">Objet principal</text:p>
          </table:table-cell>
          <table:table-cell table:style-name="TableCell405">
            <text:p text:style-name="Normal">window</text:p>
          </table:table-cell>
          <table:table-cell table:style-name="TableCell406">
            <text:p text:style-name="Normal">document</text:p>
          </table:table-cell>
        </table:table-row>
        <table:table-row table:style-name="TableRow407">
          <table:table-cell table:style-name="TableCell408">
            <text:p text:style-name="P409">Exemples</text:p>
          </table:table-cell>
          <table:table-cell table:style-name="TableCell410">
            <text:p text:style-name="Normal">location, navigator, screen, history.</text:p>
          </table:table-cell>
          <table:table-cell table:style-name="TableCell411">
            <text:p text:style-name="Normal">Sélection de nœuds HTML (getElementById).</text:p>
          </table:table-cell>
        </table:table-row>
      </table:table>
      <text:p text:style-name="P412"/>
      <text:p text:style-name="P413">Résumé :</text:p>
      <text:p text:style-name="Normal"><text:span text:style-name="T414">Le BOM<text:s/></text:span>fournit des outils pour interagir avec l'environnement du navigateur, comme l'URL (location), l'historique (history), les informations du navigateur (navigator), et les dimensions de l'écran (screen).<text:s/></text:p>
      <text:p text:style-name="Normal">Il est essentiel pour rendre les pages web interactives et réactives à l’environnement utilisateur.</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loum Sylla</meta:initial-creator>
    <dc:creator>Saloum Sylla</dc:creator>
    <meta:creation-date>2024-10-31T19:26:00Z</meta:creation-date>
    <dc:date>2024-11-23T17:10:00Z</dc:date>
    <meta:template xlink:href="Normal.dotm" xlink:type="simple"/>
    <meta:editing-cycles>37</meta:editing-cycles>
    <meta:editing-duration>PT397560S</meta:editing-duration>
    <meta:document-statistic meta:page-count="1" meta:paragraph-count="60" meta:word-count="4672" meta:character-count="30310" meta:row-count="214" meta:non-whitespace-character-count="25698"/>
  </office:meta>
</office:document-meta>
</file>